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dv OT 86318 0fb" svg:font-family="'Adv OT 86318 0fb'"/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3.156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fo:background-color="#ffff00"/>
      <style:text-properties fo:color="#000000"/>
    </style:style>
    <style:style style:name="ce27" style:family="table-cell" style:parent-style-name="Default" style:data-style-name="N0">
      <style:table-cell-properties fo:background-color="#ffffff"/>
      <style:text-properties fo:color="#000000"/>
    </style:style>
    <style:style style:name="ce14" style:family="table-cell" style:parent-style-name="Default" style:data-style-name="N0">
      <style:table-cell-properties fo:background-color="#ffffff"/>
      <style:text-properties fo:font-size="14pt" style:font-size-asian="14pt" style:font-size-complex="14pt"/>
    </style:style>
    <style:style style:name="ce22" style:family="table-cell" style:parent-style-name="Default" style:data-style-name="N0"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ackground-color="#ffffff"/>
      <style:text-properties style:font-name="Adv OT 86318 0fb" fo:font-size="10pt" style:font-name-asian="Adv OT 86318 0fb" style:font-size-asian="10pt" style:font-name-complex="Adv OT 86318 0fb" style:font-size-complex="10pt"/>
    </style:style>
    <style:style style:name="ce30" style:family="table-cell" style:parent-style-name="Default" style:data-style-name="N0">
      <style:table-cell-properties fo:background-color="#ffff00"/>
      <style:text-properties style:font-name="Arial" style:font-name-asian="Arial" style:font-name-complex="Arial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47" style:family="table-cell" style:parent-style-name="Default" style:data-style-name="N0">
      <style:table-cell-properties fo:background-color="#ffffff" style:vertical-align="top"/>
    </style:style>
    <style:style style:name="ce48" style:family="table-cell" style:parent-style-name="Default" style:data-style-name="N0">
      <style:table-cell-properties fo:background-color="#ffff00" style:vertical-align="top"/>
      <style:text-properties fo:color="#000000"/>
    </style:style>
    <style:style style:name="ce49" style:family="table-cell" style:parent-style-name="Default" style:data-style-name="N0">
      <style:table-cell-properties fo:background-color="#ffffff" style:vertical-align="top"/>
      <style:text-properties fo:color="#000000"/>
    </style:style>
    <style:style style:name="ce54" style:family="table-cell" style:parent-style-name="Default" style:data-style-name="N0">
      <style:table-cell-properties style:vertical-align="top"/>
    </style:style>
    <style:style style:name="ce53" style:family="table-cell" style:parent-style-name="Default" style:data-style-name="N0">
      <style:table-cell-properties fo:background-color="#ffff00" style:vertical-align="top"/>
    </style:style>
    <style:style style:name="ce40" style:family="table-cell" style:parent-style-name="Default" style:data-style-name="N0">
      <style:table-cell-properties fo:background-color="#ffffff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ext-properties fo:color="#000000"/>
    </style:style>
    <style:style style:name="ce42" style:family="table-cell" style:parent-style-name="Default" style:data-style-name="N0">
      <style:table-cell-properties fo:border-bottom="none" fo:background-color="#ffff00" fo:border-left="none" fo:border-right="0.06pt solid #000000" fo:border-top="none"/>
      <style:text-properties fo:color="#000000"/>
    </style:style>
    <style:style style:name="ce43" style:family="table-cell" style:parent-style-name="Default" style:data-style-name="N0">
      <style:table-cell-properties fo:border-bottom="none" fo:border-left="none" fo:border-right="0.06pt solid #000000" fo:border-top="none"/>
      <style:text-properties fo:color="#000000"/>
    </style:style>
    <style:style style:name="ce16" style:family="table-cell" style:parent-style-name="Default" style:data-style-name="N0">
      <style:table-cell-properties fo:border-bottom="none" fo:background-color="#ffff00" fo:border-left="none" fo:border-right="0.06pt solid #000000" fo:border-top="none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17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0" style:family="table-cell" style:parent-style-name="Default">
      <style:table-cell-properties fo:background-color="#ffff00"/>
      <style:text-properties fo:color="#000000"/>
    </style:style>
    <style:style style:name="ce51" style:family="table-cell" style:parent-style-name="Default">
      <style:text-properties fo:color="#000000"/>
    </style:style>
    <style:style style:name="ce5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54"/>
        <table:table-column table:style-name="co4" table:default-cell-style-name="ce1"/>
        <table:table-column table:style-name="co1" table:default-cell-style-name="ce1"/>
        <table:table-column table:style-name="co5" table:number-columns-repeated="4" table:default-cell-style-name="ce1"/>
        <table:table-column table:style-name="co1" table:number-columns-repeated="5" table:default-cell-style-name="ce1"/>
        <table:table-column table:style-name="co1" table:number-columns-repeated="2" table:default-cell-style-name="ce3"/>
        <table:table-column table:style-name="co1" table:number-columns-repeated="5" table:default-cell-style-name="ce1"/>
        <table:table-column table:style-name="co6" table:number-columns-repeated="33" table:default-cell-style-name="ce1"/>
        <table:table-column table:style-name="co6" table:number-columns-repeated="4" table:default-cell-style-name="Default"/>
        <table:table-column table:style-name="co7" table:number-columns-repeated="956" table:default-cell-style-name="Default"/>
        <table:table-row table:style-name="ro1"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Sample Type</text:p>
          </table:table-cell>
          <table:table-cell table:style-name="ce2" office:value-type="string" calcext:value-type="string">
            <text:p>ControlGroup_ID</text:p>
          </table:table-cell>
          <table:table-cell table:style-name="ce2" office:value-type="string" calcext:value-type="string">
            <text:p>Study_ID</text:p>
          </table:table-cell>
          <table:table-cell table:style-name="ce2" office:value-type="string" calcext:value-type="string">
            <text:p>Intervention Type</text:p>
          </table:table-cell>
          <table:table-cell table:style-name="ce2" office:value-type="string" calcext:value-type="string">
            <text:p>Spesific Type</text:p>
          </table:table-cell>
          <table:table-cell table:style-name="ce2" office:value-type="string" calcext:value-type="string">
            <text:p>Sex (Female)</text:p>
          </table:table-cell>
          <table:table-cell table:style-name="ce2" office:value-type="string" calcext:value-type="string">
            <text:p>Age (mean)</text:p>
          </table:table-cell>
          <table:table-cell table:style-name="ce2" office:value-type="string" calcext:value-type="string">
            <text:p>n_Cont</text:p>
          </table:table-cell>
          <table:table-cell table:style-name="ce2" office:value-type="string" calcext:value-type="string">
            <text:p>n_Inter</text:p>
          </table:table-cell>
          <table:table-cell table:style-name="ce47" office:value-type="string" calcext:value-type="string">
            <text:p>Outcome_ID</text:p>
          </table:table-cell>
          <table:table-cell table:style-name="ce2" office:value-type="string" calcext:value-type="string">
            <text:p>Outcome_Time</text:p>
          </table:table-cell>
          <table:table-cell table:style-name="ce2" office:value-type="string" calcext:value-type="string">
            <text:p>Outcome_Post (+ <text:s/>Intervention more effective (-) Control group more effective)</text:p>
          </table:table-cell>
          <table:table-cell table:style-name="ce2" table:number-columns-repeated="2"/>
          <table:table-cell table:style-name="ce2" office:value-type="string" calcext:value-type="string">
            <text:p>v</text:p>
          </table:table-cell>
          <table:table-cell office:value-type="string" calcext:value-type="string">
            <text:p>Outcome Type</text:p>
          </table:table-cell>
          <table:table-cell office:value-type="string" calcext:value-type="string">
            <text:p>Spesific</text:p>
          </table:table-cell>
          <table:table-cell office:value-type="string" calcext:value-type="string">
            <text:p>Mearusment type</text:p>
          </table:table-cell>
          <table:table-cell office:value-type="string" calcext:value-type="string">
            <text:p>Orginal Measurment</text:p>
          </table:table-cell>
          <table:table-cell office:value-type="string" calcext:value-type="string">
            <text:p>Follow up (0 = No; 1 = Yes) {Follow up = after determination of intervention}</text:p>
          </table:table-cell>
          <table:table-cell office:value-type="string" calcext:value-type="string">
            <text:p>Duration (weeks)</text:p>
          </table:table-cell>
          <table:table-cell office:value-type="string" calcext:value-type="string">
            <text:p>Total Attrition (%)</text:p>
          </table:table-cell>
          <table:table-cell table:style-name="ce4" office:value-type="string" calcext:value-type="string">
            <text:p>Notes</text:p>
          </table:table-cell>
          <table:table-cell table:style-name="ce5" office:value-type="string" calcext:value-type="string">
            <text:p>Outcome type</text:p>
          </table:table-cell>
          <table:table-cell table:style-name="ce6"/>
          <table:table-cell table:style-name="ce7" office:value-type="string" calcext:value-type="string">
            <text:p>Outcome Time</text:p>
          </table:table-cell>
          <table:table-cell table:style-name="ce6"/>
          <table:table-cell table:number-columns-repeated="994"/>
        </table:table-row>
        <table:table-row table:style-name="ro2">
          <table:table-cell table:style-name="ce2" office:value-type="string" calcext:value-type="string">
            <text:p>Amadeo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French Polynes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Phone calls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47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1727" calcext:value-type="float">
            <text:p>-0.1727</text:p>
          </table:table-cell>
          <table:table-cell table:style-name="ce2" table:formula="of:=([.O2]*(1-(3/(4*([.K2]+[.L2])-9))))" office:value-type="float" office:value="-0.172010119840213" calcext:value-type="float">
            <text:p>-0.172010119840213</text:p>
          </table:table-cell>
          <table:table-cell table:style-name="ce2"/>
          <table:table-cell table:style-name="ce2" office:value-type="float" office:value="0.035593" calcext:value-type="float">
            <text:p>0.0355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Batterham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(elevated symptoms)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igital (Tailord)</text:p>
          </table:table-cell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47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table:formula="of:=([.O3]*(1-(3/(4*([.K3]+[.L3])-9))))" office:value-type="float" office:value="0.31536231884058" calcext:value-type="float">
            <text:p>0.31536231884058</text:p>
          </table:table-cell>
          <table:table-cell table:style-name="ce2"/>
          <table:table-cell table:style-name="ce2" office:value-type="float" office:value="0.0196" calcext:value-type="float">
            <text:p>0.0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effect size’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9" calcext:value-type="float">
            <text:p>5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Batterham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(elevated symptoms)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igital (Tailord)</text:p>
          </table:table-cell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47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table:formula="of:=([.O4]*(1-(3/(4*([.K4]+[.L4])-9))))" office:value-type="float" office:value="0.304561403508772" calcext:value-type="float">
            <text:p>0.304561403508772</text:p>
          </table:table-cell>
          <table:table-cell table:style-name="ce2"/>
          <table:table-cell table:style-name="ce2" office:value-type="float" office:value="0.0196" calcext:value-type="float">
            <text:p>0.0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effect size’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float" office:value="66" calcext:value-type="float">
            <text:p>6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Beautrai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33.8" calcext:value-type="float">
            <text:p>33.8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53" calcext:value-type="float">
            <text:p>153</text:p>
          </table:table-cell>
          <table:table-cell table:style-name="ce47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table:formula="of:=([.O5]*(1-(3/(4*([.K5]+[.L5])-9))))" office:value-type="float" office:value="0.0199538106235566" calcext:value-type="float">
            <text:p>0.019953810623557</text:p>
          </table:table-cell>
          <table:table-cell table:style-name="ce2"/>
          <table:table-cell table:style-name="ce2" office:value-type="float" office:value="0.0031" calcext:value-type="float">
            <text:p>0.0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Beautrai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33.8" calcext:value-type="float">
            <text:p>33.8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53" calcext:value-type="float">
            <text:p>153</text:p>
          </table:table-cell>
          <table:table-cell table:style-name="ce47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4" calcext:value-type="float">
            <text:p>-0.04</text:p>
          </table:table-cell>
          <table:table-cell table:style-name="ce2" table:formula="of:=([.O6]*(1-(3/(4*([.K6]+[.L6])-9))))" office:value-type="float" office:value="-0.0399076212471132" calcext:value-type="float">
            <text:p>-0.039907621247113</text:p>
          </table:table-cell>
          <table:table-cell table:style-name="ce2"/>
          <table:table-cell table:style-name="ce2" office:value-type="float" office:value="0.0031" calcext:value-type="float">
            <text:p>0.0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Bertolote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Brazil; India; Sri Lanka, Iran; PRC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phone calls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863" calcext:value-type="float">
            <text:p>863</text:p>
          </table:table-cell>
          <table:table-cell table:style-name="ce47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116" calcext:value-type="float">
            <text:p>-0.0116</text:p>
          </table:table-cell>
          <table:table-cell table:style-name="ce2" table:formula="of:=([.O7]*(1-(3/(4*([.K7]+[.L7])-9))))" office:value-type="float" office:value="-0.0115947614029806" calcext:value-type="float">
            <text:p>-0.011594761402981</text:p>
          </table:table-cell>
          <table:table-cell table:style-name="ce2"/>
          <table:table-cell table:style-name="ce2" office:value-type="float" office:value="0.010464" calcext:value-type="float">
            <text:p>0.010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 Chi^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Bush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47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3" calcext:value-type="float">
            <text:p>-0.03</text:p>
          </table:table-cell>
          <table:table-cell table:style-name="ce2" table:formula="of:=([.O8]*(1-(3/(4*([.K8]+[.L8])-9))))" office:value-type="float" office:value="-0.0297949886104784" calcext:value-type="float">
            <text:p>-0.029794988610478</text:p>
          </table:table-cell>
          <table:table-cell table:style-name="ce2"/>
          <table:table-cell table:style-name="ce2" office:value-type="float" office:value="0.0358" calcext:value-type="float">
            <text:p>0.03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an (S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1"/>
          <table:table-cell table:number-columns-repeated="998"/>
        </table:table-row>
        <table:table-row table:style-name="ro1">
          <table:table-cell table:style-name="ce20" office:value-type="string" calcext:value-type="string">
            <text:p>Bush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1" calcext:value-type="float">
            <text:p>51</text:p>
          </table:table-cell>
          <table:table-cell table:style-name="ce47" office:value-type="float" office:value="75" calcext:value-type="float">
            <text:p>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table:formula="of:=([.O9]*(1-(3/(4*([.K9]+[.L9])-9))))" office:value-type="float" office:value="0.0297852028639618" calcext:value-type="float">
            <text:p>0.029785202863962</text:p>
          </table:table-cell>
          <table:table-cell table:style-name="ce2"/>
          <table:table-cell table:style-name="ce2" office:value-type="float" office:value="0.0358" calcext:value-type="float">
            <text:p>0.03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an (S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1"/>
          <table:table-cell table:number-columns-repeated="998"/>
        </table:table-row>
        <table:table-row table:style-name="ro1">
          <table:table-cell table:style-name="ce20" office:value-type="string" calcext:value-type="string">
            <text:p>Bush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0" calcext:value-type="float">
            <text:p>50</text:p>
          </table:table-cell>
          <table:table-cell table:style-name="ce47" office:value-type="float" office:value="75" calcext:value-type="float">
            <text:p>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table:formula="of:=([.O10]*(1-(3/(4*([.K10]+[.L10])-9))))" office:value-type="float" office:value="0.0148915662650602" calcext:value-type="float">
            <text:p>0.01489156626506</text:p>
          </table:table-cell>
          <table:table-cell table:style-name="ce2"/>
          <table:table-cell table:style-name="ce2" office:value-type="float" office:value="0.0358" calcext:value-type="float">
            <text:p>0.03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an (S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1"/>
          <table:table-cell table:number-columns-repeated="998"/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tcard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33" calcext:value-type="float">
            <text:p>233</text:p>
          </table:table-cell>
          <table:table-cell table:style-name="ce47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83" calcext:value-type="float">
            <text:p>0.183</text:p>
          </table:table-cell>
          <table:table-cell table:style-name="ce2" table:formula="of:=([.O11]*(1-(3/(4*([.K11]+[.L11])-9))))" office:value-type="float" office:value="0.182736942980355" calcext:value-type="float">
            <text:p>0.182736942980355</text:p>
          </table:table-cell>
          <table:table-cell table:style-name="ce2"/>
          <table:table-cell table:style-name="ce2" office:value-type="float" office:value="0.0162" calcext:value-type="float">
            <text:p>0.0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P (Deliberate self poisining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tcard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45" calcext:value-type="float">
            <text:p>145</text:p>
          </table:table-cell>
          <table:table-cell table:style-name="ce47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table:formula="of:=([.O12]*(1-(3/(4*([.K12]+[.L12])-9))))" office:value-type="float" office:value="0.00996935648621042" calcext:value-type="float">
            <text:p>0.00996935648621</text:p>
          </table:table-cell>
          <table:table-cell table:style-name="ce2"/>
          <table:table-cell table:style-name="ce2" office:value-type="float" office:value="0.0077" calcext:value-type="float">
            <text:p>0.0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P (Deliberate self poisining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8" office:value-type="string" calcext:value-type="string">
            <text:p>Carter, 2005;2007;2013 all used the same sample!</text:p>
          </table:table-cell>
          <table:table-cell table:style-name="ce18" table:number-columns-repeated="2"/>
          <table:table-cell table:number-columns-repeated="994"/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tcard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33" calcext:value-type="float">
            <text:p>233</text:p>
          </table:table-cell>
          <table:table-cell table:style-name="ce47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table:formula="of:=([.O13]*(1-(3/(4*([.K13]+[.L13])-9))))" office:value-type="float" office:value="0.249640632486823" calcext:value-type="float">
            <text:p>0.249640632486823</text:p>
          </table:table-cell>
          <table:table-cell table:style-name="ce2"/>
          <table:table-cell table:style-name="ce2" office:value-type="float" office:value="0.0078" calcext:value-type="float">
            <text:p>0.0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P (Deliberate self poisining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8" table:number-columns-repeated="3"/>
          <table:table-cell table:number-columns-repeated="994"/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tcard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45" calcext:value-type="float">
            <text:p>145</text:p>
          </table:table-cell>
          <table:table-cell table:style-name="ce47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11" calcext:value-type="float">
            <text:p>0.011</text:p>
          </table:table-cell>
          <table:table-cell table:style-name="ce2" table:formula="of:=([.O14]*(1-(3/(4*([.K14]+[.L14])-9))))" office:value-type="float" office:value="0.0109664292980671" calcext:value-type="float">
            <text:p>0.010966429298067</text:p>
          </table:table-cell>
          <table:table-cell table:style-name="ce2"/>
          <table:table-cell table:style-name="ce2" office:value-type="float" office:value="0.0162" calcext:value-type="float">
            <text:p>0.0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P (Deliberate self poisining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8" office:value-type="string" calcext:value-type="string">
            <text:p>As such all three are dependend</text:p>
          </table:table-cell>
          <table:table-cell table:style-name="ce18" table:number-columns-repeated="2"/>
          <table:table-cell table:number-columns-repeated="994"/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tcard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33" calcext:value-type="float">
            <text:p>233</text:p>
          </table:table-cell>
          <table:table-cell table:style-name="ce47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26" calcext:value-type="float">
            <text:p>0.226</text:p>
          </table:table-cell>
          <table:table-cell table:style-name="ce2" table:formula="of:=([.O15]*(1-(3/(4*([.K15]+[.L15])-9))))" office:value-type="float" office:value="0.225675131768088" calcext:value-type="float">
            <text:p>0.225675131768088</text:p>
          </table:table-cell>
          <table:table-cell table:style-name="ce2"/>
          <table:table-cell table:style-name="ce2" office:value-type="float" office:value="0.0077" calcext:value-type="float">
            <text:p>0.0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P (Deliberate self poisining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number-columns-repeated="4"/>
          <table:table-cell table:number-columns-repeated="994"/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tcard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45" calcext:value-type="float">
            <text:p>145</text:p>
          </table:table-cell>
          <table:table-cell table:style-name="ce47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37" calcext:value-type="float">
            <text:p>0.037</text:p>
          </table:table-cell>
          <table:table-cell table:style-name="ce2" table:formula="of:=([.O16]*(1-(3/(4*([.K16]+[.L16])-9))))" office:value-type="float" office:value="0.0368870803662258" calcext:value-type="float">
            <text:p>0.036887080366226</text:p>
          </table:table-cell>
          <table:table-cell table:style-name="ce2"/>
          <table:table-cell table:style-name="ce2" office:value-type="float" office:value="0.0162" calcext:value-type="float">
            <text:p>0.0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P (Deliberate self poisining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8" office:value-type="string" calcext:value-type="string">
            <text:p>All three are treated as one study!</text:p>
          </table:table-cell>
          <table:table-cell table:style-name="ce18" table:number-columns-repeated="2"/>
          <table:table-cell table:number-columns-repeated="994"/>
        </table:table-row>
        <table:table-row table:style-name="ro1">
          <table:table-cell table:style-name="ce20" office:value-type="string" calcext:value-type="string">
            <text:p>Christensen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float" office:value="81.9" calcext:value-type="float">
            <text:p>81.9</text:p>
          </table:table-cell>
          <table:table-cell table:style-name="ce2" office:value-type="float" office:value="41.49" calcext:value-type="float">
            <text:p>41.49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47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formula="of:=([.O17]*(1-(3/(4*([.K17]+[.L17])-9))))" office:value-type="float" office:value="0.0985507246376812" calcext:value-type="float">
            <text:p>0.098550724637681</text:p>
          </table:table-cell>
          <table:table-cell table:style-name="ce2"/>
          <table:table-cell table:style-name="ce2" office:value-type="float" office:value="0.0196" calcext:value-type="float">
            <text:p>0.0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effect size’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.94" calcext:value-type="float">
            <text:p>28.94</text:p>
          </table:table-cell>
          <table:table-cell office:value-type="string" calcext:value-type="string">
            <text:p>ONLY used Arm with Website interveention</text:p>
          </table:table-cell>
          <table:table-cell table:number-columns-repeated="998"/>
        </table:table-row>
        <table:table-row table:style-name="ro1">
          <table:table-cell table:style-name="ce20" office:value-type="string" calcext:value-type="string">
            <text:p>Christensen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Web-site</text:p>
          </table:table-cell>
          <table:table-cell table:style-name="ce2" office:value-type="float" office:value="81.9" calcext:value-type="float">
            <text:p>81.9</text:p>
          </table:table-cell>
          <table:table-cell table:style-name="ce2" office:value-type="float" office:value="41.49" calcext:value-type="float">
            <text:p>41.4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47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table:formula="of:=([.O18]*(1-(3/(4*([.K18]+[.L18])-9))))" office:value-type="float" office:value="0.353684210526316" calcext:value-type="float">
            <text:p>0.353684210526316</text:p>
          </table:table-cell>
          <table:table-cell table:style-name="ce2"/>
          <table:table-cell table:style-name="ce2" office:value-type="float" office:value="0.0196" calcext:value-type="float">
            <text:p>0.0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effect size’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9.4" calcext:value-type="float">
            <text:p>39.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Comtois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aitents (Military)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uman based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33" calcext:value-type="float">
            <text:p>233</text:p>
          </table:table-cell>
          <table:table-cell table:style-name="ce47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table:formula="of:=([.O19]*(1-(3/(4*([.K19]+[.L19])-9))))" office:value-type="float" office:value="0.124795640326975" calcext:value-type="float">
            <text:p>0.124795640326975</text:p>
          </table:table-cell>
          <table:table-cell table:style-name="ce2"/>
          <table:table-cell table:style-name="ce2" office:value-type="float" office:value="0.0087" calcext:value-type="float">
            <text:p>0.0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Comtois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aitents (Military)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uman based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33" calcext:value-type="float">
            <text:p>233</text:p>
          </table:table-cell>
          <table:table-cell table:style-name="ce47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05" calcext:value-type="float">
            <text:p>0.3605</text:p>
          </table:table-cell>
          <table:table-cell table:style-name="ce2" table:formula="of:=([.O20]*(1-(3/(4*([.K20]+[.L20])-9))))" office:value-type="float" office:value="0.359910626702997" calcext:value-type="float">
            <text:p>0.359910626702997</text:p>
          </table:table-cell>
          <table:table-cell table:style-name="ce2"/>
          <table:table-cell table:style-name="ce2" office:value-type="float" office:value="0.0088" calcext:value-type="float">
            <text:p>0.0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Comtois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uman based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33" calcext:value-type="float">
            <text:p>233</text:p>
          </table:table-cell>
          <table:table-cell table:style-name="ce47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76" calcext:value-type="float">
            <text:p>0.0676</text:p>
          </table:table-cell>
          <table:table-cell table:style-name="ce2" table:formula="of:=([.O21]*(1-(3/(4*([.K21]+[.L21])-9))))" office:value-type="float" office:value="0.0674894822888283" calcext:value-type="float">
            <text:p>0.067489482288828</text:p>
          </table:table-cell>
          <table:table-cell table:style-name="ce2"/>
          <table:table-cell table:style-name="ce2" office:value-type="float" office:value="0.0087" calcext:value-type="float">
            <text:p>0.0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e Jaegere et al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General Pop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59.4" calcext:value-type="float">
            <text:p>59.4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95" calcext:value-type="float">
            <text:p>95</text:p>
          </table:table-cell>
          <table:table-cell table:style-name="ce4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table:formula="of:=([.O22]*(1-(3/(4*([.K22]+[.L22])-9))))" office:value-type="float" office:value="0.339036827195467" calcext:value-type="float">
            <text:p>0.339036827195467</text:p>
          </table:table-cell>
          <table:table-cell table:style-name="ce2"/>
          <table:table-cell table:style-name="ce2" office:value-type="float" office:value="0.0056" calcext:value-type="float">
            <text:p>0.0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8" office:value-type="string" calcext:value-type="string">
            <text:p>1=</text:p>
          </table:table-cell>
          <table:table-cell table:style-name="ce3" office:value-type="string" calcext:value-type="string">
            <text:p>Thinking</text:p>
          </table:table-cell>
          <table:table-cell office:value-type="string" calcext:value-type="string">
            <text:p>1=</text:p>
          </table:table-cell>
          <table:table-cell table:style-name="ce3" office:value-type="string" calcext:value-type="string">
            <text:p>Post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De Jaegere et al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General Pop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59.4" calcext:value-type="float">
            <text:p>59.4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81" calcext:value-type="float">
            <text:p>81</text:p>
          </table:table-cell>
          <table:table-cell table:style-name="ce47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table:formula="of:=([.O23]*(1-(3/(4*([.K23]+[.L23])-9))))" office:value-type="float" office:value="0.24923391215526" calcext:value-type="float">
            <text:p>0.24923391215526</text:p>
          </table:table-cell>
          <table:table-cell table:style-name="ce2"/>
          <table:table-cell table:style-name="ce2" office:value-type="float" office:value="0.0056" calcext:value-type="float">
            <text:p>0.0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8" office:value-type="string" calcext:value-type="string">
            <text:p>3 =</text:p>
          </table:table-cell>
          <table:table-cell table:style-name="ce3" office:value-type="string" calcext:value-type="string">
            <text:p>NSSI</text:p>
          </table:table-cell>
          <table:table-cell office:value-type="string" calcext:value-type="string">
            <text:p>3=</text:p>
          </table:table-cell>
          <table:table-cell table:style-name="ce3" office:value-type="string" calcext:value-type="string">
            <text:p>Follow up 2</text:p>
          </table:table-cell>
          <table:table-cell table:number-columns-repeated="994"/>
        </table:table-row>
        <table:table-row table:style-name="ro1">
          <table:table-cell table:style-name="ce26" office:value-type="string" calcext:value-type="string">
            <text:p>Evans</text:p>
          </table:table-cell>
          <table:table-cell table:style-name="ce26" office:value-type="float" office:value="1999" calcext:value-type="float">
            <text:p>1999</text:p>
          </table:table-cell>
          <table:table-cell table:style-name="ce26" office:value-type="string" calcext:value-type="string">
            <text:p>GB</text:p>
          </table:table-cell>
          <table:table-cell table:style-name="ce26" office:value-type="string" calcext:value-type="string">
            <text:p>Paitents</text:p>
          </table:table-cell>
          <table:table-cell table:style-name="ce26" office:value-type="string" calcext:value-type="string">
            <text:p>TAU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Human based</text:p>
          </table:table-cell>
          <table:table-cell table:style-name="ce26" office:value-type="string" calcext:value-type="string">
            <text:p>Telephone/Crisis Card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33.5" calcext:value-type="float">
            <text:p>33.5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417" calcext:value-type="float">
            <text:p>417</text:p>
          </table:table-cell>
          <table:table-cell table:style-name="ce48" office:value-type="float" office:value="19" calcext:value-type="float">
            <text:p>1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.2461" calcext:value-type="float">
            <text:p>0.2461</text:p>
          </table:table-cell>
          <table:table-cell table:style-name="ce2" table:formula="of:=([.O24]*(1-(3/(4*([.K24]+[.L24])-9))))" office:value-type="float" office:value="0.245876204910579" calcext:value-type="float">
            <text:p>0.245876204910579</text:p>
          </table:table-cell>
          <table:table-cell table:style-name="ce2"/>
          <table:table-cell table:style-name="ce26" office:value-type="float" office:value="0.0012" calcext:value-type="float">
            <text:p>0.001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DSH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OR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6" calcext:value-type="float">
            <text:p>26</text:p>
          </table:table-cell>
          <table:table-cell table:style-name="ce42" office:value-type="string" calcext:value-type="string">
            <text:p>NA</text:p>
          </table:table-cell>
          <table:table-cell table:style-name="ce42" office:value-type="string" calcext:value-type="string">
            <text:p>Study</text:p>
          </table:table-cell>
          <table:table-cell table:style-name="ce26" table:number-columns-repeated="4"/>
          <table:table-cell table:number-columns-repeated="994"/>
        </table:table-row>
        <table:table-row table:style-name="ro1">
          <table:table-cell table:style-name="ce26" office:value-type="string" calcext:value-type="string">
            <text:p>Evans</text:p>
          </table:table-cell>
          <table:table-cell table:style-name="ce26" office:value-type="float" office:value="1999" calcext:value-type="float">
            <text:p>1999</text:p>
          </table:table-cell>
          <table:table-cell table:style-name="ce26" office:value-type="string" calcext:value-type="string">
            <text:p>GB</text:p>
          </table:table-cell>
          <table:table-cell table:style-name="ce26" office:value-type="string" calcext:value-type="string">
            <text:p>Paitents</text:p>
          </table:table-cell>
          <table:table-cell table:style-name="ce26" office:value-type="string" calcext:value-type="string">
            <text:p>TAU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Human based</text:p>
          </table:table-cell>
          <table:table-cell table:style-name="ce26" office:value-type="string" calcext:value-type="string">
            <text:p>Telephone/Crisis Card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33.5" calcext:value-type="float">
            <text:p>33.5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417" calcext:value-type="float">
            <text:p>417</text:p>
          </table:table-cell>
          <table:table-cell table:style-name="ce48" office:value-type="float" office:value="20" calcext:value-type="float">
            <text:p>2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-0.3392" calcext:value-type="float">
            <text:p>-0.3392</text:p>
          </table:table-cell>
          <table:table-cell table:style-name="ce2" table:formula="of:=([.O25]*(1-(3/(4*([.K25]+[.L25])-9))))" office:value-type="float" office:value="-0.338891542891785" calcext:value-type="float">
            <text:p>-0.338891542891785</text:p>
          </table:table-cell>
          <table:table-cell table:style-name="ce2"/>
          <table:table-cell table:style-name="ce26" office:value-type="float" office:value="0.0012" calcext:value-type="float">
            <text:p>0.001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DSH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OR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6" calcext:value-type="float">
            <text:p>26</text:p>
          </table:table-cell>
          <table:table-cell table:style-name="ce42" office:value-type="string" calcext:value-type="string">
            <text:p>NA</text:p>
          </table:table-cell>
          <table:table-cell table:style-name="ce42" office:value-type="float" office:value="1999" calcext:value-type="float">
            <text:p>1999</text:p>
          </table:table-cell>
          <table:table-cell table:style-name="ce26" table:number-columns-repeated="4"/>
          <table:table-cell table:number-columns-repeated="994"/>
        </table:table-row>
        <table:table-row table:style-name="ro1">
          <table:table-cell table:style-name="ce2" office:value-type="string" calcext:value-type="string">
            <text:p>Evans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table:number-columns-repeated="3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uman based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7" calcext:value-type="float">
            <text:p>417</text:p>
          </table:table-cell>
          <table:table-cell table:style-name="ce47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005" calcext:value-type="float">
            <text:p>0.1005</text:p>
          </table:table-cell>
          <table:table-cell table:style-name="ce2" table:formula="of:=([.O26]*(1-(3/(4*([.K26]+[.L26])-9))))" office:value-type="float" office:value="0.100408608669294" calcext:value-type="float">
            <text:p>0.100408608669294</text:p>
          </table:table-cell>
          <table:table-cell table:style-name="ce2"/>
          <table:table-cell table:style-name="ce2" office:value-type="float" office:value="0.0012" calcext:value-type="float">
            <text:p>0.0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Evans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Telephone/Crisis Card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7" calcext:value-type="float">
            <text:p>417</text:p>
          </table:table-cell>
          <table:table-cell table:style-name="ce47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96" calcext:value-type="float">
            <text:p>0.096</text:p>
          </table:table-cell>
          <table:table-cell table:style-name="ce2" table:formula="of:=([.O27]*(1-(3/(4*([.K27]+[.L27])-9))))" office:value-type="float" office:value="0.0959127008184298" calcext:value-type="float">
            <text:p>0.09591270081843</text:p>
          </table:table-cell>
          <table:table-cell table:style-name="ce2"/>
          <table:table-cell table:style-name="ce2" office:value-type="float" office:value="0.0012" calcext:value-type="float">
            <text:p>0.0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ample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Evans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Telephone/Crisis Card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7" calcext:value-type="float">
            <text:p>417</text:p>
          </table:table-cell>
          <table:table-cell table:style-name="ce47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0642" calcext:value-type="float">
            <text:p>-0.0642</text:p>
          </table:table-cell>
          <table:table-cell table:style-name="ce2" table:formula="of:=([.O28]*(1-(3/(4*([.K28]+[.L28])-9))))" office:value-type="float" office:value="-0.0641416186723249" calcext:value-type="float">
            <text:p>-0.064141618672325</text:p>
          </table:table-cell>
          <table:table-cell table:style-name="ce2"/>
          <table:table-cell table:style-name="ce2" office:value-type="float" office:value="0.0012" calcext:value-type="float">
            <text:p>0.0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</text:p>
          </table:table-cell>
          <table:table-cell office:value-type="float" office:value="2005" calcext:value-type="float">
            <text:p>2005</text:p>
          </table:table-cell>
          <table:table-cell table:number-columns-repeated="998"/>
        </table:table-row>
        <table:table-row table:style-name="ro1">
          <table:table-cell table:style-name="ce27" office:value-type="string" calcext:value-type="string">
            <text:p>Evans</text:p>
          </table:table-cell>
          <table:table-cell table:style-name="ce27" office:value-type="float" office:value="2005" calcext:value-type="float">
            <text:p>2005</text:p>
          </table:table-cell>
          <table:table-cell table:style-name="ce27" office:value-type="string" calcext:value-type="string">
            <text:p>GB</text:p>
          </table:table-cell>
          <table:table-cell table:style-name="ce27" office:value-type="string" calcext:value-type="string">
            <text:p>Paitents</text:p>
          </table:table-cell>
          <table:table-cell table:style-name="ce27" office:value-type="string" calcext:value-type="string">
            <text:p>TAU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Human based</text:p>
          </table:table-cell>
          <table:table-cell table:style-name="ce27" office:value-type="string" calcext:value-type="string">
            <text:p>Telephone/Crisis Card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33.5" calcext:value-type="float">
            <text:p>33.5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417" calcext:value-type="float">
            <text:p>417</text:p>
          </table:table-cell>
          <table:table-cell table:style-name="ce49" office:value-type="float" office:value="21" calcext:value-type="float">
            <text:p>2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.1" calcext:value-type="float">
            <text:p>0.1</text:p>
          </table:table-cell>
          <table:table-cell table:style-name="ce2" table:formula="of:=([.O29]*(1-(3/(4*([.K29]+[.L29])-9))))" office:value-type="float" office:value="0.0999090633525311" calcext:value-type="float">
            <text:p>0.099909063352531</text:p>
          </table:table-cell>
          <table:table-cell table:style-name="ce2"/>
          <table:table-cell table:style-name="ce40" office:value-type="float" office:value="0.0012" calcext:value-type="float">
            <text:p>0.001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DSH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Chi^2 p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2" calcext:value-type="float">
            <text:p>52</text:p>
          </table:table-cell>
          <table:table-cell table:style-name="ce43" office:value-type="string" calcext:value-type="string">
            <text:p>NA</text:p>
          </table:table-cell>
          <table:table-cell table:style-name="ce43" office:value-type="string" calcext:value-type="string">
            <text:p>being an</text:p>
          </table:table-cell>
          <table:table-cell table:style-name="ce41" table:number-columns-repeated="4"/>
          <table:table-cell table:style-name="ce26" table:number-columns-repeated="34"/>
          <table:table-cell table:number-columns-repeated="3"/>
          <table:table-cell table:style-name="ce50" table:number-columns-repeated="957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2" calcext:value-type="float">
            <text:p>23.0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47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636" calcext:value-type="float">
            <text:p>0.5636</text:p>
          </table:table-cell>
          <table:table-cell table:style-name="ce2"/>
          <table:table-cell table:style-name="ce2" office:value-type="float" office:value="0.556017937219731" calcext:value-type="float">
            <text:p>0.556017937219731</text:p>
          </table:table-cell>
          <table:table-cell table:style-name="ce2" office:value-type="float" office:value="0.073041" calcext:value-type="float">
            <text:p>0.073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xtracted data </text:p>
          </table:table-cell>
          <table:table-cell table:number-columns-repeated="4"/>
          <table:table-cell table:style-name="ce26" table:number-columns-repeated="34"/>
          <table:table-cell table:number-columns-repeated="3"/>
          <table:table-cell table:style-name="ce50" table:number-columns-repeated="957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2" calcext:value-type="float">
            <text:p>23.0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47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2531" calcext:value-type="float">
            <text:p>-0.2531</text:p>
          </table:table-cell>
          <table:table-cell table:style-name="ce2"/>
          <table:table-cell table:style-name="ce2" office:value-type="float" office:value="-0.249431884057971" calcext:value-type="float">
            <text:p>-0.249431884057971</text:p>
          </table:table-cell>
          <table:table-cell table:style-name="ce2" office:value-type="float" office:value="0.076329" calcext:value-type="float">
            <text:p>0.076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om supplement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2" calcext:value-type="float">
            <text:p>23.0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47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21" calcext:value-type="float">
            <text:p>0.3621</text:p>
          </table:table-cell>
          <table:table-cell table:style-name="ce2"/>
          <table:table-cell table:style-name="ce2" office:value-type="float" office:value="0.357228699551569" calcext:value-type="float">
            <text:p>0.357228699551569</text:p>
          </table:table-cell>
          <table:table-cell table:style-name="ce2" office:value-type="float" office:value="0.071433" calcext:value-type="float">
            <text:p>0.0714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ean(sd) used 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2" calcext:value-type="float">
            <text:p>23.0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47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991" calcext:value-type="float">
            <text:p>0.0991</text:p>
          </table:table-cell>
          <table:table-cell table:style-name="ce2"/>
          <table:table-cell table:style-name="ce2" office:value-type="float" office:value="0.097663768115942" calcext:value-type="float">
            <text:p>0.097663768115942</text:p>
          </table:table-cell>
          <table:table-cell table:style-name="ce2" office:value-type="float" office:value="0.075827" calcext:value-type="float">
            <text:p>0.075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able S5.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3" calcext:value-type="float">
            <text:p>23.0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47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375" calcext:value-type="float">
            <text:p>0.5375</text:p>
          </table:table-cell>
          <table:table-cell table:style-name="ce2"/>
          <table:table-cell table:style-name="ce2" office:value-type="float" office:value="0.530269058295964" calcext:value-type="float">
            <text:p>0.530269058295964</text:p>
          </table:table-cell>
          <table:table-cell table:style-name="ce2" office:value-type="float" office:value="0.072794" calcext:value-type="float">
            <text:p>0.072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s such inclusion </text:p>
          </table:table-cell>
          <table:table-cell table:number-columns-repeated="4"/>
          <table:table-cell table:style-name="ce41" table:number-columns-repeated="34"/>
          <table:table-cell table:number-columns-repeated="3"/>
          <table:table-cell table:style-name="ce51" table:number-columns-repeated="957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2" calcext:value-type="float">
            <text:p>23.0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47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488" calcext:value-type="float">
            <text:p>0.3488</text:p>
          </table:table-cell>
          <table:table-cell table:style-name="ce2"/>
          <table:table-cell table:style-name="ce2" office:value-type="float" office:value="0.343744927536232" calcext:value-type="float">
            <text:p>0.343744927536232</text:p>
          </table:table-cell>
          <table:table-cell table:style-name="ce2" office:value-type="float" office:value="0.076863" calcext:value-type="float">
            <text:p>0.0768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o be discussed!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47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/>
          <table:table-cell table:style-name="ce2" office:value-type="float" office:value="0.0124" calcext:value-type="float">
            <text:p>0.0124</text:p>
          </table:table-cell>
          <table:table-cell table:style-name="ce2" office:value-type="float" office:value="0.041959" calcext:value-type="float">
            <text:p>0.0419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47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2019" calcext:value-type="float">
            <text:p>-0.2019</text:p>
          </table:table-cell>
          <table:table-cell table:style-name="ce2"/>
          <table:table-cell table:style-name="ce2" office:value-type="float" office:value="-0.200174358974359" calcext:value-type="float">
            <text:p>-0.200174358974359</text:p>
          </table:table-cell>
          <table:table-cell table:style-name="ce2" office:value-type="float" office:value="0.045227" calcext:value-type="float">
            <text:p>0.045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47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06" calcext:value-type="float">
            <text:p>0.1606</text:p>
          </table:table-cell>
          <table:table-cell table:style-name="ce2"/>
          <table:table-cell table:style-name="ce2" office:value-type="float" office:value="0.1593152" calcext:value-type="float">
            <text:p>0.1593152</text:p>
          </table:table-cell>
          <table:table-cell table:style-name="ce2" office:value-type="float" office:value="0.042092" calcext:value-type="float">
            <text:p>0.042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47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097" calcext:value-type="float">
            <text:p>-0.097</text:p>
          </table:table-cell>
          <table:table-cell table:style-name="ce2"/>
          <table:table-cell table:style-name="ce2" office:value-type="float" office:value="-0.09617094017094" calcext:value-type="float">
            <text:p>-0.09617094017094</text:p>
          </table:table-cell>
          <table:table-cell table:style-name="ce2" office:value-type="float" office:value="0.045052" calcext:value-type="float">
            <text:p>0.045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47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2978" calcext:value-type="float">
            <text:p>-0.2978</text:p>
          </table:table-cell>
          <table:table-cell table:style-name="ce2"/>
          <table:table-cell table:style-name="ce2" office:value-type="float" office:value="-0.2954176" calcext:value-type="float">
            <text:p>-0.2954176</text:p>
          </table:table-cell>
          <table:table-cell table:style-name="ce2" office:value-type="float" office:value="0.04242" calcext:value-type="float">
            <text:p>0.04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47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4052" calcext:value-type="float">
            <text:p>-0.4052</text:p>
          </table:table-cell>
          <table:table-cell table:style-name="ce2"/>
          <table:table-cell table:style-name="ce2" office:value-type="float" office:value="-0.401736752136752" calcext:value-type="float">
            <text:p>-0.401736752136752</text:p>
          </table:table-cell>
          <table:table-cell table:style-name="ce2" office:value-type="float" office:value="0.045912" calcext:value-type="float">
            <text:p>0.045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47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392" calcext:value-type="float">
            <text:p>0.2392</text:p>
          </table:table-cell>
          <table:table-cell table:style-name="ce2"/>
          <table:table-cell table:style-name="ce2" office:value-type="float" office:value="0.2372864" calcext:value-type="float">
            <text:p>0.2372864</text:p>
          </table:table-cell>
          <table:table-cell table:style-name="ce2" office:value-type="float" office:value="0.042256" calcext:value-type="float">
            <text:p>0.042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47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2102" calcext:value-type="float">
            <text:p>-0.2102</text:p>
          </table:table-cell>
          <table:table-cell table:style-name="ce2"/>
          <table:table-cell table:style-name="ce2" office:value-type="float" office:value="-0.208403418803419" calcext:value-type="float">
            <text:p>-0.208403418803419</text:p>
          </table:table-cell>
          <table:table-cell table:style-name="ce2" office:value-type="float" office:value="0.045246" calcext:value-type="float">
            <text:p>0.045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1" calcext:value-type="float">
            <text:p>51</text:p>
          </table:table-cell>
          <table:table-cell table:style-name="ce47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225" calcext:value-type="float">
            <text:p>0.1225</text:p>
          </table:table-cell>
          <table:table-cell table:style-name="ce2"/>
          <table:table-cell table:style-name="ce2" office:value-type="float" office:value="0.121639344262295" calcext:value-type="float">
            <text:p>0.121639344262295</text:p>
          </table:table-cell>
          <table:table-cell table:style-name="ce2" office:value-type="float" office:value="0.036918" calcext:value-type="float">
            <text:p>0.036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47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758" calcext:value-type="float">
            <text:p>0.0758</text:p>
          </table:table-cell>
          <table:table-cell table:style-name="ce2"/>
          <table:table-cell table:style-name="ce2" office:value-type="float" office:value="0.075104587155963" calcext:value-type="float">
            <text:p>0.075104587155963</text:p>
          </table:table-cell>
          <table:table-cell table:style-name="ce2" office:value-type="float" office:value="0.048645" calcext:value-type="float">
            <text:p>0.048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1" calcext:value-type="float">
            <text:p>51</text:p>
          </table:table-cell>
          <table:table-cell table:style-name="ce47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712" calcext:value-type="float">
            <text:p>0.1712</text:p>
          </table:table-cell>
          <table:table-cell table:style-name="ce2"/>
          <table:table-cell table:style-name="ce2" office:value-type="float" office:value="0.16999718969555" calcext:value-type="float">
            <text:p>0.16999718969555</text:p>
          </table:table-cell>
          <table:table-cell table:style-name="ce2" office:value-type="float" office:value="0.036984" calcext:value-type="float">
            <text:p>0.036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47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877" calcext:value-type="float">
            <text:p>0.1877</text:p>
          </table:table-cell>
          <table:table-cell table:style-name="ce2"/>
          <table:table-cell table:style-name="ce2" office:value-type="float" office:value="0.185977981651376" calcext:value-type="float">
            <text:p>0.185977981651376</text:p>
          </table:table-cell>
          <table:table-cell table:style-name="ce2" office:value-type="float" office:value="0.048821" calcext:value-type="float">
            <text:p>0.048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1" calcext:value-type="float">
            <text:p>51</text:p>
          </table:table-cell>
          <table:table-cell table:style-name="ce47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1" calcext:value-type="float">
            <text:p>-0.1</text:p>
          </table:table-cell>
          <table:table-cell table:style-name="ce2"/>
          <table:table-cell table:style-name="ce2" office:value-type="float" office:value="-0.099297423887588" calcext:value-type="float">
            <text:p>-0.099297423887588</text:p>
          </table:table-cell>
          <table:table-cell table:style-name="ce2" office:value-type="float" office:value="0.036895" calcext:value-type="float">
            <text:p>0.036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47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255" calcext:value-type="float">
            <text:p>-0.255</text:p>
          </table:table-cell>
          <table:table-cell table:style-name="ce2"/>
          <table:table-cell table:style-name="ce2" office:value-type="float" office:value="-0.252660550458716" calcext:value-type="float">
            <text:p>-0.252660550458716</text:p>
          </table:table-cell>
          <table:table-cell table:style-name="ce2" office:value-type="float" office:value="0.048998" calcext:value-type="float">
            <text:p>0.048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1" calcext:value-type="float">
            <text:p>51</text:p>
          </table:table-cell>
          <table:table-cell table:style-name="ce47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47" calcext:value-type="float">
            <text:p>0.1547</text:p>
          </table:table-cell>
          <table:table-cell table:style-name="ce2"/>
          <table:table-cell table:style-name="ce2" office:value-type="float" office:value="0.153613114754098" calcext:value-type="float">
            <text:p>0.153613114754098</text:p>
          </table:table-cell>
          <table:table-cell table:style-name="ce2" office:value-type="float" office:value="0.036959" calcext:value-type="float">
            <text:p>0.036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47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1197" calcext:value-type="float">
            <text:p>-0.1197</text:p>
          </table:table-cell>
          <table:table-cell table:style-name="ce2"/>
          <table:table-cell table:style-name="ce2" office:value-type="float" office:value="-0.118601834862385" calcext:value-type="float">
            <text:p>-0.118601834862385</text:p>
          </table:table-cell>
          <table:table-cell table:style-name="ce2" office:value-type="float" office:value="0.048696" calcext:value-type="float">
            <text:p>0.0486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Guille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(medical interns)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Web-site</text:p>
          </table:table-cell>
          <table:table-cell table:style-name="ce2" office:value-type="float" office:value="49.3" calcext:value-type="float">
            <text:p>49.3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47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table:formula="of:=([.O52]*(1-(3/(4*([.K52]+[.L52])-9))))" office:value-type="float" office:value="0.373570520965692" calcext:value-type="float">
            <text:p>0.373570520965692</text:p>
          </table:table-cell>
          <table:table-cell table:style-name="ce2"/>
          <table:table-cell table:style-name="ce2" office:value-type="float" office:value="0.047156" calcext:value-type="float">
            <text:p>0.047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696" calcext:value-type="float">
            <text:p>696</text:p>
          </table:table-cell>
          <table:table-cell table:style-name="ce47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66" calcext:value-type="float">
            <text:p>0.266</text:p>
          </table:table-cell>
          <table:table-cell table:style-name="ce2" table:formula="of:=([.O53]*(1-(3/(4*([.K53]+[.L53])-9))))" office:value-type="float" office:value="0.265857474549027" calcext:value-type="float">
            <text:p>0.265857474549027</text:p>
          </table:table-cell>
          <table:table-cell table:style-name="ce2"/>
          <table:table-cell table:style-name="ce2" office:value-type="float" office:value="0.003913" calcext:value-type="float">
            <text:p>0.003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requnecy Table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64" calcext:value-type="float">
            <text:p>364</text:p>
          </table:table-cell>
          <table:table-cell table:style-name="ce47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table:formula="of:=([.O54]*(1-(3/(4*([.K54]+[.L54])-9))))" office:value-type="float" office:value="0.369608465608466" calcext:value-type="float">
            <text:p>0.369608465608466</text:p>
          </table:table-cell>
          <table:table-cell table:style-name="ce2"/>
          <table:table-cell table:style-name="ce2" office:value-type="float" office:value="0.007686" calcext:value-type="float">
            <text:p>0.0076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requnecy Table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696" calcext:value-type="float">
            <text:p>696</text:p>
          </table:table-cell>
          <table:table-cell table:style-name="ce47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([.O55]*(1-(3/(4*([.K55]+[.L55])-9))))" office:value-type="float" office:value="0.499732095016967" calcext:value-type="float">
            <text:p>0.499732095016967</text:p>
          </table:table-cell>
          <table:table-cell table:style-name="ce2"/>
          <table:table-cell table:style-name="ce2" office:value-type="float" office:value="0.02938" calcext:value-type="float">
            <text:p>0.02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requnecy Table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64" calcext:value-type="float">
            <text:p>364</text:p>
          </table:table-cell>
          <table:table-cell table:style-name="ce47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table:formula="of:=([.O56]*(1-(3/(4*([.K56]+[.L56])-9))))" office:value-type="float" office:value="0.039957671957672" calcext:value-type="float">
            <text:p>0.039957671957672</text:p>
          </table:table-cell>
          <table:table-cell table:style-name="ce2"/>
          <table:table-cell table:style-name="ce2" office:value-type="float" office:value="0.037681" calcext:value-type="float">
            <text:p>0.037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requnecy Table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696" calcext:value-type="float">
            <text:p>696</text:p>
          </table:table-cell>
          <table:table-cell table:style-name="ce47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table:formula="of:=([.O57]*(1-(3/(4*([.K57]+[.L57])-9))))" office:value-type="float" office:value="0.139924986604751" calcext:value-type="float">
            <text:p>0.139924986604751</text:p>
          </table:table-cell>
          <table:table-cell table:style-name="ce2"/>
          <table:table-cell table:style-name="ce2" office:value-type="float" office:value="0.0029" calcext:value-type="float">
            <text:p>0.0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64" calcext:value-type="float">
            <text:p>364</text:p>
          </table:table-cell>
          <table:table-cell table:style-name="ce47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[.O58]*(1-(3/(4*([.K58]+[.L58])-9))))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0056" calcext:value-type="float">
            <text:p>0.0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number-columns-repeated="3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64" calcext:value-type="float">
            <text:p>364</text:p>
          </table:table-cell>
          <table:table-cell table:style-name="ce47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[.O59]*(1-(3/(4*([.K59]+[.L59])-9))))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0056" calcext:value-type="float">
            <text:p>0.0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table:number-columns-repeated="3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696" calcext:value-type="float">
            <text:p>696</text:p>
          </table:table-cell>
          <table:table-cell table:style-name="ce47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[.O60]*(1-(3/(4*([.K60]+[.L60])-9))))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0029" calcext:value-type="float">
            <text:p>0.0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office:value-type="float" office:value="1043" calcext:value-type="float">
            <text:p>1043</text:p>
          </table:table-cell>
          <table:table-cell table:style-name="ce47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table:formula="of:=([.O61]*(1-(3/(4*([.K61]+[.L61])-9))))" office:value-type="float" office:value="0.0799715740850409" calcext:value-type="float">
            <text:p>0.079971574085041</text:p>
          </table:table-cell>
          <table:table-cell table:style-name="ce2"/>
          <table:table-cell table:style-name="ce2" office:value-type="float" office:value="0.013918" calcext:value-type="float">
            <text:p>0.013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659" calcext:value-type="float">
            <text:p>659</text:p>
          </table:table-cell>
          <table:table-cell table:style-name="ce47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346" calcext:value-type="float">
            <text:p>0.2346</text:p>
          </table:table-cell>
          <table:table-cell table:style-name="ce2" table:formula="of:=([.O62]*(1-(3/(4*([.K62]+[.L62])-9))))" office:value-type="float" office:value="0.234466679295321" calcext:value-type="float">
            <text:p>0.234466679295321</text:p>
          </table:table-cell>
          <table:table-cell table:style-name="ce2"/>
          <table:table-cell table:style-name="ce2"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338" calcext:value-type="float">
            <text:p>338</text:p>
          </table:table-cell>
          <table:table-cell table:style-name="ce47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table:formula="of:=([.O63]*(1-(3/(4*([.K63]+[.L63])-9))))" office:value-type="float" office:value="0.0299667528629479" calcext:value-type="float">
            <text:p>0.029966752862948</text:p>
          </table:table-cell>
          <table:table-cell table:style-name="ce2"/>
          <table:table-cell table:style-name="ce2"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658" calcext:value-type="float">
            <text:p>658</text:p>
          </table:table-cell>
          <table:table-cell table:style-name="ce47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526" calcext:value-type="float">
            <text:p>0.1526</text:p>
          </table:table-cell>
          <table:table-cell table:style-name="ce2" table:formula="of:=([.O64]*(1-(3/(4*([.K64]+[.L64])-9))))" office:value-type="float" office:value="0.152513213270142" calcext:value-type="float">
            <text:p>0.152513213270142</text:p>
          </table:table-cell>
          <table:table-cell table:style-name="ce2"/>
          <table:table-cell table:style-name="ce2"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338" calcext:value-type="float">
            <text:p>338</text:p>
          </table:table-cell>
          <table:table-cell table:style-name="ce47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77" calcext:value-type="float">
            <text:p>0.0077</text:p>
          </table:table-cell>
          <table:table-cell table:style-name="ce2" table:formula="of:=([.O65]*(1-(3/(4*([.K65]+[.L65])-9))))" office:value-type="float" office:value="0.00769146656815663" calcext:value-type="float">
            <text:p>0.007691466568157</text:p>
          </table:table-cell>
          <table:table-cell table:style-name="ce2"/>
          <table:table-cell table:style-name="ce2"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997" calcext:value-type="float">
            <text:p>997</text:p>
          </table:table-cell>
          <table:table-cell table:style-name="ce47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55" calcext:value-type="float">
            <text:p>0.0055</text:p>
          </table:table-cell>
          <table:table-cell table:style-name="ce2" table:formula="of:=([.O66]*(1-(3/(4*([.K66]+[.L66])-9))))" office:value-type="float" office:value="0.00549793621013133" calcext:value-type="float">
            <text:p>0.005497936210131</text:p>
          </table:table-cell>
          <table:table-cell table:style-name="ce2"/>
          <table:table-cell table:style-name="ce2" office:value-type="float" office:value="0.0005" calcext:value-type="float">
            <text:p>0.0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x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3">
          <table:table-cell table:style-name="ce14" office:value-type="string" calcext:value-type="string">
            <text:p>Hetrick et al.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General Pop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2" calcext:value-type="float">
            <text:p>82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47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table:formula="of:=([.O67]*(1-(3/(4*([.K67]+[.L67])-9))))" office:value-type="float" office:value="0.137142857142857" calcext:value-type="float">
            <text:p>0.137142857142857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3">
          <table:table-cell table:style-name="ce14" office:value-type="string" calcext:value-type="string">
            <text:p>Hetrick et al.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General Pop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2" calcext:value-type="float">
            <text:p>82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" calcext:value-type="float">
            <text:p>13</text:p>
          </table:table-cell>
          <table:table-cell table:style-name="ce47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46" calcext:value-type="float">
            <text:p>0.346</text:p>
          </table:table-cell>
          <table:table-cell table:style-name="ce2" table:formula="of:=([.O68]*(1-(3/(4*([.K68]+[.L68])-9))))" office:value-type="float" office:value="0.336648648648649" calcext:value-type="float">
            <text:p>0.336648648648649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Hill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Web-site</text:p>
          </table:table-cell>
          <table:table-cell table:style-name="ce2" office:value-type="float" office:value="68.8" calcext:value-type="float">
            <text:p>68.8</text:p>
          </table:table-cell>
          <table:table-cell table:style-name="ce2" office:value-type="float" office:value="16.67" calcext:value-type="float">
            <text:p>16.6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47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063" calcext:value-type="float">
            <text:p>0.5063</text:p>
          </table:table-cell>
          <table:table-cell table:style-name="ce2" table:formula="of:=([.O69]*(1-(3/(4*([.K69]+[.L69])-9))))" office:value-type="float" office:value="0.500776727272727" calcext:value-type="float">
            <text:p>0.500776727272727</text:p>
          </table:table-cell>
          <table:table-cell table:style-name="ce2"/>
          <table:table-cell table:style-name="ce2" office:value-type="float" office:value="0.0582" calcext:value-type="float">
            <text:p>0.0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D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.25" calcext:value-type="float">
            <text:p>11.25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Hill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Web-site</text:p>
          </table:table-cell>
          <table:table-cell table:style-name="ce2" office:value-type="float" office:value="68.8" calcext:value-type="float">
            <text:p>68.8</text:p>
          </table:table-cell>
          <table:table-cell table:style-name="ce2" office:value-type="float" office:value="16.67" calcext:value-type="float">
            <text:p>16.6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47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table:formula="of:=([.O70]*(1-(3/(4*([.K70]+[.L70])-9))))" office:value-type="float" office:value="0.227415730337079" calcext:value-type="float">
            <text:p>0.227415730337079</text:p>
          </table:table-cell>
          <table:table-cell table:style-name="ce2"/>
          <table:table-cell table:style-name="ce2" office:value-type="float" office:value="0.0582" calcext:value-type="float">
            <text:p>0.0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D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3.75" calcext:value-type="float">
            <text:p>13.75</text:p>
          </table:table-cell>
          <table:table-cell table:number-columns-repeated="999"/>
        </table:table-row>
        <table:table-row table:style-name="ro1">
          <table:table-cell table:style-name="ce22" office:value-type="string" calcext:value-type="string">
            <text:p>Kasck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itent</text:p>
          </table:table-cell>
          <table:table-cell office:value-type="string" calcext:value-type="string">
            <text:p>Tau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n human based.</text:p>
          </table:table-cell>
          <table:table-cell office:value-type="string" calcext:value-type="string">
            <text:p>landline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table:style-name="ce2" table:formula="of:=([.O71]*(1-(3/(4*([.K71]+[.L71])-9))))" office:value-type="float" office:value="0.0682352941176471" calcext:value-type="float">
            <text:p>0.068235294117647</text:p>
          </table:table-cell>
          <table:table-cell table:style-name="ce2"/>
          <table:table-cell office:value-type="float" office:value="0.1251" calcext:value-type="float">
            <text:p>0.1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999"/>
        </table:table-row>
        <table:table-row table:style-name="ro1">
          <table:table-cell table:style-name="ce15" office:value-type="string" calcext:value-type="string">
            <text:p>Kennard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In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9.4" calcext:value-type="float">
            <text:p>89.4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47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table:formula="of:=([.O72]*(1-(3/(4*([.K72]+[.L72])-9))))" office:value-type="float" office:value="0.355324675324675" calcext:value-type="float">
            <text:p>0.355324675324675</text:p>
          </table:table-cell>
          <table:table-cell table:style-name="ce2"/>
          <table:table-cell table:style-name="ce2" office:value-type="float" office:value="0.0688" calcext:value-type="float">
            <text:p>0.0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Inclusion debatable</text:p>
          </table:table-cell>
          <table:table-cell table:number-columns-repeated="998"/>
        </table:table-row>
        <table:table-row table:style-name="ro1">
          <table:table-cell table:style-name="ce15" office:value-type="string" calcext:value-type="string">
            <text:p>Kennard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In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9.4" calcext:value-type="float">
            <text:p>89.4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47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table:formula="of:=([.O73]*(1-(3/(4*([.K73]+[.L73])-9))))" office:value-type="float" office:value="0.177662337662338" calcext:value-type="float">
            <text:p>0.177662337662338</text:p>
          </table:table-cell>
          <table:table-cell table:style-name="ce2"/>
          <table:table-cell table:style-name="ce2" office:value-type="float" office:value="0.0672" calcext:value-type="float">
            <text:p>0.06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6"/>
          <table:table-cell table:number-columns-repeated="998"/>
        </table:table-row>
        <table:table-row table:style-name="ro1">
          <table:table-cell table:style-name="ce15" office:value-type="string" calcext:value-type="string">
            <text:p>Kennard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In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9.4" calcext:value-type="float">
            <text:p>89.4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47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8" calcext:value-type="float">
            <text:p>-0.08</text:p>
          </table:table-cell>
          <table:table-cell table:style-name="ce2" table:formula="of:=([.O74]*(1-(3/(4*([.K74]+[.L74])-9))))" office:value-type="float" office:value="-0.078961038961039" calcext:value-type="float">
            <text:p>-0.078961038961039</text:p>
          </table:table-cell>
          <table:table-cell table:style-name="ce2"/>
          <table:table-cell table:style-name="ce2" office:value-type="float" office:value="0.067" calcext:value-type="float">
            <text:p>0.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6"/>
          <table:table-cell table:number-columns-repeated="998"/>
        </table:table-row>
        <table:table-row table:style-name="ro1">
          <table:table-cell table:style-name="ce15" office:value-type="string" calcext:value-type="string">
            <text:p>Kennard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In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9.4" calcext:value-type="float">
            <text:p>89.4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47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1" calcext:value-type="float">
            <text:p>-0.01</text:p>
          </table:table-cell>
          <table:table-cell table:style-name="ce2" table:formula="of:=([.O75]*(1-(3/(4*([.K75]+[.L75])-9))))" office:value-type="float" office:value="-0.00987012987012987" calcext:value-type="float">
            <text:p>-0.00987012987013</text:p>
          </table:table-cell>
          <table:table-cell table:style-name="ce2"/>
          <table:table-cell table:style-name="ce2" office:value-type="float" office:value="0.067" calcext:value-type="float">
            <text:p>0.0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6"/>
          <table:table-cell table:number-columns-repeated="998"/>
        </table:table-row>
        <table:table-row table:style-name="ro1">
          <table:table-cell table:style-name="ce2" office:value-type="string" calcext:value-type="string">
            <text:p>Li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PRC</text:p>
          </table:table-cell>
          <table:table-cell table:style-name="ce2" office:value-type="string" calcext:value-type="string">
            <text:p>Community (HIV &amp; Depression)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9" calcext:value-type="float">
            <text:p>139</text:p>
          </table:table-cell>
          <table:table-cell table:style-name="ce47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142" calcext:value-type="float">
            <text:p>0.1142</text:p>
          </table:table-cell>
          <table:table-cell table:style-name="ce2" table:formula="of:=([.O76]*(1-(3/(4*([.K76]+[.L76])-9))))" office:value-type="float" office:value="0.113884820607176" calcext:value-type="float">
            <text:p>0.113884820607176</text:p>
          </table:table-cell>
          <table:table-cell table:style-name="ce2"/>
          <table:table-cell table:style-name="ce2" office:value-type="float" office:value="0.019846" calcext:value-type="float">
            <text:p>0.0198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l indicators of suicide mixed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Li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PRC</text:p>
          </table:table-cell>
          <table:table-cell table:style-name="ce2" office:value-type="string" calcext:value-type="string">
            <text:p>Community (HIV &amp; Depression)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2" calcext:value-type="float">
            <text:p>132</text:p>
          </table:table-cell>
          <table:table-cell table:style-name="ce47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table:formula="of:=([.O77]*(1-(3/(4*([.K77]+[.L77])-9))))" office:value-type="float" office:value="0.508544243577545" calcext:value-type="float">
            <text:p>0.508544243577545</text:p>
          </table:table-cell>
          <table:table-cell table:style-name="ce2"/>
          <table:table-cell table:style-name="ce2" office:value-type="float" office:value="0.023255" calcext:value-type="float">
            <text:p>0.023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l indicators of suicide mixed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Lux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ex-paitent (miliatry)</text:p>
          </table:table-cell>
          <table:table-cell table:style-name="ce2" office:value-type="string" calcext:value-type="string">
            <text:p>Waitlist OR TAU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mail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21" calcext:value-type="float">
            <text:p>221</text:p>
          </table:table-cell>
          <table:table-cell table:style-name="ce47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36" calcext:value-type="float">
            <text:p>0.0636</text:p>
          </table:table-cell>
          <table:table-cell table:style-name="ce2" table:formula="of:=([.O78]*(1-(3/(4*([.K78]+[.L78])-9))))" office:value-type="float" office:value="0.0634858168761221" calcext:value-type="float">
            <text:p>0.063485816876122</text:p>
          </table:table-cell>
          <table:table-cell table:style-name="ce2"/>
          <table:table-cell table:style-name="ce2" office:value-type="float" office:value="0.0096" calcext:value-type="float">
            <text:p>0.0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(SD)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Lux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ex-paitent (miliatry)</text:p>
          </table:table-cell>
          <table:table-cell table:style-name="ce2" office:value-type="string" calcext:value-type="string">
            <text:p>Waitlist OR TAU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mail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215" calcext:value-type="float">
            <text:p>215</text:p>
          </table:table-cell>
          <table:table-cell table:style-name="ce47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084" calcext:value-type="float">
            <text:p>0.1084</text:p>
          </table:table-cell>
          <table:table-cell table:style-name="ce2" table:formula="of:=([.O79]*(1-(3/(4*([.K79]+[.L79])-9))))" office:value-type="float" office:value="0.108196622889306" calcext:value-type="float">
            <text:p>0.108196622889306</text:p>
          </table:table-cell>
          <table:table-cell table:style-name="ce2"/>
          <table:table-cell table:style-name="ce2" office:value-type="float" office:value="0.024654" calcext:value-type="float">
            <text:p>0.0246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Marasinghe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Mixed (Phone, Web &amp; SMS)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2.5" calcext:value-type="float">
            <text:p>32.5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47" office:value-type="float" office:value="83" calcext:value-type="float">
            <text:p>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table:formula="of:=([.O80]*(1-(3/(4*([.K80]+[.L80])-9))))" office:value-type="float" office:value="1.10330708661417" calcext:value-type="float">
            <text:p>1.10330708661417</text:p>
          </table:table-cell>
          <table:table-cell table:style-name="ce2"/>
          <table:table-cell office:value-type="float" office:value="0.1366" calcext:value-type="float">
            <text:p>0.13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Mean(SD)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Marasinghe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Mixed (Phone, Web &amp; SMS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.5" calcext:value-type="float">
            <text:p>29.5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47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598" calcext:value-type="float">
            <text:p>0.6598</text:p>
          </table:table-cell>
          <table:table-cell table:style-name="ce2" table:formula="of:=([.O81]*(1-(3/(4*([.K81]+[.L81])-9))))" office:value-type="float" office:value="0.644214173228346" calcext:value-type="float">
            <text:p>0.644214173228346</text:p>
          </table:table-cell>
          <table:table-cell table:style-name="ce2"/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Mean(SD)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Matsubara (Letter to editor)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Mixed (Phone &amp; Letter)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47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002" calcext:value-type="float">
            <text:p>0.7002</text:p>
          </table:table-cell>
          <table:table-cell table:style-name="ce2" table:formula="of:=([.O82]*(1-(3/(4*([.K82]+[.L82])-9))))" office:value-type="float" office:value="0.68872131147541" calcext:value-type="float">
            <text:p>0.68872131147541</text:p>
          </table:table-cell>
          <table:table-cell table:style-name="ce2"/>
          <table:table-cell office:value-type="float" office:value="0.5613" calcext:value-type="float">
            <text:p>0.56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hi square (df=1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Matsubara (Letter to editor)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Mixed (Phone &amp; Letter)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47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[.O83]*(1-(3/(4*([.K83]+[.L83])-9))))" office:value-type="float" office:value="0" calcext:value-type="float">
            <text:p>0</text:p>
          </table:table-cell>
          <table:table-cell table:style-name="ce2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hi square (df=1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22" office:value-type="string" calcext:value-type="string">
            <text:p>Morit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ommunity <text:s/></text:p>
          </table:table-cell>
          <table:table-cell office:value-type="string" calcext:value-type="string">
            <text:p>waitlis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n human based.</text:p>
          </table:table-cell>
          <table:table-cell office:value-type="string" calcext:value-type="string">
            <text:p>Online program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table:style-name="ce2" table:formula="of:=([.O84]*(1-(3/(4*([.K84]+[.L84])-9))))" office:value-type="float" office:value="0.288703427719821" calcext:value-type="float">
            <text:p>0.288703427719821</text:p>
          </table:table-cell>
          <table:table-cell table:style-name="ce2"/>
          <table:table-cell office:value-type="float" office:value="0.0239" calcext:value-type="float">
            <text:p>0.0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Q-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843" calcext:value-type="float">
            <text:p>843</text:p>
          </table:table-cell>
          <table:table-cell table:style-name="ce2" office:value-type="float" office:value="1939" calcext:value-type="float">
            <text:p>1939</text:p>
          </table:table-cell>
          <table:table-cell table:style-name="ce47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345" calcext:value-type="float">
            <text:p>0.0345</text:p>
          </table:table-cell>
          <table:table-cell table:style-name="ce2" table:formula="of:=([.O85]*(1-(3/(4*([.K85]+[.L85])-9))))" office:value-type="float" office:value="0.0344906916089576" calcext:value-type="float">
            <text:p>0.034490691608958</text:p>
          </table:table-cell>
          <table:table-cell table:style-name="ce2"/>
          <table:table-cell table:style-name="ce2" office:value-type="float" office:value="0.008457" calcext:value-type="float">
            <text:p>0.008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 proportion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1939" calcext:value-type="float">
            <text:p>1939</text:p>
          </table:table-cell>
          <table:table-cell table:style-name="ce47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677" calcext:value-type="float">
            <text:p>0.1677</text:p>
          </table:table-cell>
          <table:table-cell table:style-name="ce2" table:formula="of:=([.O86]*(1-(3/(4*([.K86]+[.L86])-9))))" office:value-type="float" office:value="0.167647390986092" calcext:value-type="float">
            <text:p>0.167647390986092</text:p>
          </table:table-cell>
          <table:table-cell table:style-name="ce2"/>
          <table:table-cell table:style-name="ce2" office:value-type="float" office:value="0.008389" calcext:value-type="float">
            <text:p>0.008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icide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Mouaffak et al.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Inpaitent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uman</text:p>
          </table:table-cell>
          <table:table-cell table:style-name="ce2"/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47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56" calcext:value-type="float">
            <text:p>0.0256</text:p>
          </table:table-cell>
          <table:table-cell table:style-name="ce2" table:formula="of:=([.O87]*(1-(3/(4*([.K87]+[.L87])-9))))" office:value-type="float" office:value="0.0255361596009975" calcext:value-type="float">
            <text:p>0.025536159600998</text:p>
          </table:table-cell>
          <table:table-cell table:style-name="ce2"/>
          <table:table-cell table:style-name="ce2" office:value-type="float" office:value="0.032967" calcext:value-type="float">
            <text:p>0.032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"/>
          <table:table-cell table:style-name="ce12"/>
          <table:table-cell table:style-name="ce13"/>
          <table:table-cell table:style-name="ce12"/>
          <table:table-cell table:number-columns-repeated="994"/>
        </table:table-row>
        <table:table-row table:style-name="ro1">
          <table:table-cell table:style-name="ce20" office:value-type="string" calcext:value-type="string">
            <text:p>Mousavi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phone calls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9" calcext:value-type="float">
            <text:p>69</text:p>
          </table:table-cell>
          <table:table-cell table:style-name="ce47"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289" calcext:value-type="float">
            <text:p>0.2289</text:p>
          </table:table-cell>
          <table:table-cell table:style-name="ce2" table:formula="of:=([.O88]*(1-(3/(4*([.K88]+[.L88])-9))))" office:value-type="float" office:value="0.227644606946984" calcext:value-type="float">
            <text:p>0.227644606946984</text:p>
          </table:table-cell>
          <table:table-cell table:style-name="ce2"/>
          <table:table-cell table:style-name="ce2" office:value-type="float" office:value="0.0292" calcext:value-type="float">
            <text:p>0.0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sumption chi^2 p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Mousavi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phone calls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9" calcext:value-type="float">
            <text:p>69</text:p>
          </table:table-cell>
          <table:table-cell table:style-name="ce47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table:formula="of:=([.O89]*(1-(3/(4*([.K89]+[.L89])-9))))" office:value-type="float" office:value="0.467422303473492" calcext:value-type="float">
            <text:p>0.467422303473492</text:p>
          </table:table-cell>
          <table:table-cell table:style-name="ce2"/>
          <table:table-cell table:style-name="ce2" office:value-type="float" office:value="0.0304" calcext:value-type="float">
            <text:p>0.0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al thoughths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sumption chi^2 p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Niederkroenthaler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ersonal experience article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6" calcext:value-type="float">
            <text:p>86</text:p>
          </table:table-cell>
          <table:table-cell table:style-name="ce47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table:formula="of:=([.O90]*(1-(3/(4*([.K90]+[.L90])-9))))" office:value-type="float" office:value="0.159309352517986" calcext:value-type="float">
            <text:p>0.159309352517986</text:p>
          </table:table-cell>
          <table:table-cell table:style-name="ce2"/>
          <table:table-cell table:style-name="ce2" office:value-type="float" office:value="0.0058" calcext:value-type="float">
            <text:p>0.005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" calcext:value-type="float">
            <text:p>0</text:p>
          </table:table-cell>
          <table:table-cell table:style-name="ce21"/>
          <table:table-cell table:number-columns-repeated="998"/>
        </table:table-row>
        <table:table-row table:style-name="ro1">
          <table:table-cell table:style-name="ce20" office:value-type="string" calcext:value-type="string">
            <text:p>Niederkroenthaler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ersonal experience article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6" calcext:value-type="float">
            <text:p>86</text:p>
          </table:table-cell>
          <table:table-cell table:style-name="ce47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table:formula="of:=([.O91]*(1-(3/(4*([.K91]+[.L91])-9))))" office:value-type="float" office:value="0.179223021582734" calcext:value-type="float">
            <text:p>0.179223021582734</text:p>
          </table:table-cell>
          <table:table-cell table:style-name="ce2"/>
          <table:table-cell table:style-name="ce2" office:value-type="float" office:value="0.0058" calcext:value-type="float">
            <text:p>0.005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1"/>
          <table:table-cell table:number-columns-repeated="998"/>
        </table:table-row>
        <table:table-row table:style-name="ro1">
          <table:table-cell table:style-name="ce20" office:value-type="string" calcext:value-type="string">
            <text:p>O’Conner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54" calcext:value-type="float">
            <text:p>254</text:p>
          </table:table-cell>
          <table:table-cell table:style-name="ce47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table:formula="of:=([.O92]*(1-(3/(4*([.K92]+[.L92])-9))))" office:value-type="float" office:value="0.0319529180971064" calcext:value-type="float">
            <text:p>0.031952918097106</text:p>
          </table:table-cell>
          <table:table-cell table:style-name="ce2"/>
          <table:table-cell table:style-name="ce2" office:value-type="float" office:value="0.012069" calcext:value-type="float">
            <text:p>0.0120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istwise bin-pro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1"/>
          <table:table-cell table:number-columns-repeated="998"/>
        </table:table-row>
        <table:table-row table:style-name="ro1">
          <table:table-cell table:style-name="ce20" office:value-type="string" calcext:value-type="string">
            <text:p>O’Conner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54" calcext:value-type="float">
            <text:p>254</text:p>
          </table:table-cell>
          <table:table-cell table:style-name="ce47" office:value-type="float" office:value="78" calcext:value-type="float">
            <text:p>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7" calcext:value-type="float">
            <text:p>0.067</text:p>
          </table:table-cell>
          <table:table-cell table:style-name="ce2" table:formula="of:=([.O93]*(1-(3/(4*([.K93]+[.L93])-9))))" office:value-type="float" office:value="0.0669014222658166" calcext:value-type="float">
            <text:p>0.066901422265817</text:p>
          </table:table-cell>
          <table:table-cell table:style-name="ce2"/>
          <table:table-cell table:style-name="ce2" office:value-type="float" office:value="0.0078" calcext:value-type="float">
            <text:p>0.007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istwise bin-pro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1"/>
          <table:table-cell table:number-columns-repeated="998"/>
        </table:table-row>
        <table:table-row table:style-name="ro1">
          <table:table-cell table:style-name="ce20" office:value-type="string" calcext:value-type="string">
            <text:p>O’Conner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54" calcext:value-type="float">
            <text:p>254</text:p>
          </table:table-cell>
          <table:table-cell table:style-name="ce47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table:formula="of:=([.O94]*(1-(3/(4*([.K94]+[.L94])-9))))" office:value-type="float" office:value="0.0898675821481118" calcext:value-type="float">
            <text:p>0.089867582148112</text:p>
          </table:table-cell>
          <table:table-cell table:style-name="ce2"/>
          <table:table-cell table:style-name="ce2" office:value-type="float" office:value="0.0078" calcext:value-type="float">
            <text:p>0.007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istwise bin-pro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1"/>
          <table:table-cell table:number-columns-repeated="998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47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79" calcext:value-type="float">
            <text:p>0.0079</text:p>
          </table:table-cell>
          <table:table-cell table:style-name="ce2" table:formula="of:=([.O95]*(1-(3/(4*([.K95]+[.L95])-9))))" office:value-type="float" office:value="0.00784601366742597" calcext:value-type="float">
            <text:p>0.007846013667426</text:p>
          </table:table-cell>
          <table:table-cell table:style-name="ce2"/>
          <table:table-cell table:style-name="ce2" office:value-type="float" office:value="0.061249" calcext:value-type="float">
            <text:p>0.061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47" office:value-type="float" office:value="52" calcext:value-type="float">
            <text:p>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48" calcext:value-type="float">
            <text:p>0.048</text:p>
          </table:table-cell>
          <table:table-cell table:style-name="ce2" table:formula="of:=([.O96]*(1-(3/(4*([.K96]+[.L96])-9))))" office:value-type="float" office:value="0.0475752212389381" calcext:value-type="float">
            <text:p>0.047575221238938</text:p>
          </table:table-cell>
          <table:table-cell table:style-name="ce2"/>
          <table:table-cell table:style-name="ce2" office:value-type="float" office:value="0.152749" calcext:value-type="float">
            <text:p>0.1527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47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23" calcext:value-type="float">
            <text:p>0.123</text:p>
          </table:table-cell>
          <table:table-cell table:style-name="ce2" table:formula="of:=([.O97]*(1-(3/(4*([.K97]+[.L97])-9))))" office:value-type="float" office:value="0.122159453302961" calcext:value-type="float">
            <text:p>0.122159453302961</text:p>
          </table:table-cell>
          <table:table-cell table:style-name="ce2"/>
          <table:table-cell table:style-name="ce2" office:value-type="float" office:value="0.047494" calcext:value-type="float">
            <text:p>0.0474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47" office:value-type="float" office:value="53" calcext:value-type="float">
            <text:p>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386" calcext:value-type="float">
            <text:p>0.1386</text:p>
          </table:table-cell>
          <table:table-cell table:style-name="ce2" table:formula="of:=([.O98]*(1-(3/(4*([.K98]+[.L98])-9))))" office:value-type="float" office:value="0.137373451327434" calcext:value-type="float">
            <text:p>0.137373451327434</text:p>
          </table:table-cell>
          <table:table-cell table:style-name="ce2"/>
          <table:table-cell table:style-name="ce2" office:value-type="float" office:value="0.082625" calcext:value-type="float">
            <text:p>0.082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47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88" calcext:value-type="float">
            <text:p>0.388</text:p>
          </table:table-cell>
          <table:table-cell table:style-name="ce2" table:formula="of:=([.O99]*(1-(3/(4*([.K99]+[.L99])-9))))" office:value-type="float" office:value="0.385348519362187" calcext:value-type="float">
            <text:p>0.385348519362187</text:p>
          </table:table-cell>
          <table:table-cell table:style-name="ce2"/>
          <table:table-cell table:style-name="ce2" office:value-type="float" office:value="0.173914" calcext:value-type="float">
            <text:p>0.173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47" office:value-type="float" office:value="54" calcext:value-type="float">
            <text:p>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" calcext:value-type="float">
            <text:p>0.8</text:p>
          </table:table-cell>
          <table:table-cell table:style-name="ce2" table:formula="of:=([.O100]*(1-(3/(4*([.K100]+[.L100])-9))))" office:value-type="float" office:value="0.792920353982301" calcext:value-type="float">
            <text:p>0.792920353982301</text:p>
          </table:table-cell>
          <table:table-cell table:style-name="ce2"/>
          <table:table-cell table:style-name="ce2" office:value-type="float" office:value="0.420428" calcext:value-type="float">
            <text:p>0.42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47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52" calcext:value-type="float">
            <text:p>0.0552</text:p>
          </table:table-cell>
          <table:table-cell table:style-name="ce2" table:formula="of:=([.O101]*(1-(3/(4*([.K101]+[.L101])-9))))" office:value-type="float" office:value="0.0548227790432802" calcext:value-type="float">
            <text:p>0.05482277904328</text:p>
          </table:table-cell>
          <table:table-cell table:style-name="ce2"/>
          <table:table-cell table:style-name="ce2" office:value-type="float" office:value="0.05673" calcext:value-type="float">
            <text:p>0.0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47" office:value-type="float" office:value="55" calcext:value-type="float">
            <text:p>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936" calcext:value-type="float">
            <text:p>0.4936</text:p>
          </table:table-cell>
          <table:table-cell table:style-name="ce2" table:formula="of:=([.O102]*(1-(3/(4*([.K102]+[.L102])-9))))" office:value-type="float" office:value="0.48923185840708" calcext:value-type="float">
            <text:p>0.48923185840708</text:p>
          </table:table-cell>
          <table:table-cell table:style-name="ce2"/>
          <table:table-cell table:style-name="ce2" office:value-type="float" office:value="0.17808" calcext:value-type="float">
            <text:p>0.178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47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2179" calcext:value-type="float">
            <text:p>-0.2179</text:p>
          </table:table-cell>
          <table:table-cell table:style-name="ce2" table:formula="of:=([.O103]*(1-(3/(4*([.K103]+[.L103])-9))))" office:value-type="float" office:value="-0.216410933940774" calcext:value-type="float">
            <text:p>-0.216410933940774</text:p>
          </table:table-cell>
          <table:table-cell table:style-name="ce2"/>
          <table:table-cell table:style-name="ce2" office:value-type="float" office:value="0.173844" calcext:value-type="float">
            <text:p>0.173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47" office:value-type="float" office:value="56" calcext:value-type="float">
            <text:p>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table:formula="of:=([.O104]*(1-(3/(4*([.K104]+[.L104])-9))))" office:value-type="float" office:value="0.168495575221239" calcext:value-type="float">
            <text:p>0.168495575221239</text:p>
          </table:table-cell>
          <table:table-cell table:style-name="ce2"/>
          <table:table-cell table:style-name="ce2" office:value-type="float" office:value="0.622574" calcext:value-type="float">
            <text:p>0.6225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47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18" calcext:value-type="float">
            <text:p>-0.018</text:p>
          </table:table-cell>
          <table:table-cell table:style-name="ce2" table:formula="of:=([.O105]*(1-(3/(4*([.K105]+[.L105])-9))))" office:value-type="float" office:value="-0.017876993166287" calcext:value-type="float">
            <text:p>-0.017876993166287</text:p>
          </table:table-cell>
          <table:table-cell table:style-name="ce2"/>
          <table:table-cell table:style-name="ce2" office:value-type="float" office:value="0.0359" calcext:value-type="float">
            <text:p>0.03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D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47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1795" calcext:value-type="float">
            <text:p>-0.1795</text:p>
          </table:table-cell>
          <table:table-cell table:style-name="ce2" table:formula="of:=([.O106]*(1-(3/(4*([.K106]+[.L106])-9))))" office:value-type="float" office:value="-0.177911504424779" calcext:value-type="float">
            <text:p>-0.177911504424779</text:p>
          </table:table-cell>
          <table:table-cell table:style-name="ce2"/>
          <table:table-cell table:style-name="ce2" office:value-type="float" office:value="0.0472" calcext:value-type="float">
            <text:p>0.0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Rodant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BT APP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47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29" calcext:value-type="float">
            <text:p>-0.29</text:p>
          </table:table-cell>
          <table:table-cell table:style-name="ce2" table:formula="of:=([.O107]*(1-(3/(4*([.K107]+[.L107])-9))))" office:value-type="float" office:value="-0.276190476190476" calcext:value-type="float">
            <text:p>-0.276190476190476</text:p>
          </table:table-cell>
          <table:table-cell table:style-name="ce2"/>
          <table:table-cell table:style-name="ce2" office:value-type="float" office:value="0.2247" calcext:value-type="float">
            <text:p>0.2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table:number-columns-repeated="5"/>
          <table:table-cell table:style-name="ce18" table:number-columns-repeated="34"/>
          <table:table-cell table:number-columns-repeated="3"/>
          <table:table-cell table:style-name="ce52" table:number-columns-repeated="957"/>
        </table:table-row>
        <table:table-row table:style-name="ro1">
          <table:table-cell table:style-name="ce20" office:value-type="string" calcext:value-type="string">
            <text:p>Rodant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BT APP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47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65" calcext:value-type="float">
            <text:p>0.3165</text:p>
          </table:table-cell>
          <table:table-cell table:style-name="ce2" table:formula="of:=([.O108]*(1-(3/(4*([.K108]+[.L108])-9))))" office:value-type="float" office:value="0.301428571428571" calcext:value-type="float">
            <text:p>0.301428571428571</text:p>
          </table:table-cell>
          <table:table-cell table:style-name="ce2"/>
          <table:table-cell table:style-name="ce2"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table:number-columns-repeated="5"/>
          <table:table-cell table:style-name="ce18" table:number-columns-repeated="34"/>
          <table:table-cell table:number-columns-repeated="3"/>
          <table:table-cell table:style-name="ce52" table:number-columns-repeated="957"/>
        </table:table-row>
        <table:table-row table:style-name="ro1">
          <table:table-cell table:style-name="ce30" office:value-type="string" calcext:value-type="string">
            <text:p>Rodant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string" calcext:value-type="string">
            <text:p>Argentina</text:p>
          </table:table-cell>
          <table:table-cell table:style-name="ce18" office:value-type="string" calcext:value-type="string">
            <text:p>Paitent</text:p>
          </table:table-cell>
          <table:table-cell table:style-name="ce18" office:value-type="string" calcext:value-type="string">
            <text:p>TA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non human based.</text:p>
          </table:table-cell>
          <table:table-cell table:style-name="ce18" office:value-type="string" calcext:value-type="string">
            <text:p>CBT APP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style-name="ce53" office:value-type="float" office:value="66" calcext:value-type="float">
            <text:p>6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208" calcext:value-type="float">
            <text:p>0.208</text:p>
          </table:table-cell>
          <table:table-cell table:style-name="ce2" table:formula="of:=([.O109]*(1-(3/(4*([.K109]+[.L109])-9))))" office:value-type="float" office:value="0.198095238095238" calcext:value-type="float">
            <text:p>0.198095238095238</text:p>
          </table:table-cell>
          <table:table-cell table:style-name="ce2"/>
          <table:table-cell table:style-name="ce18" office:value-type="float" office:value="0.2234" calcext:value-type="float">
            <text:p>0.223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uicide gesture 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6" office:value-type="float" office:value="14.2" calcext:value-type="float">
            <text:p>14.2</text:p>
          </table:table-cell>
          <table:table-cell table:style-name="ce16"/>
          <table:table-cell table:style-name="ce18" office:value-type="string" calcext:value-type="string">
            <text:p>Neagtive Mean → Impossible ?!</text:p>
          </table:table-cell>
          <table:table-cell table:style-name="ce18" table:number-columns-repeated="3"/>
          <table:table-cell table:number-columns-repeated="994"/>
        </table:table-row>
        <table:table-row table:style-name="ro1">
          <table:table-cell table:style-name="ce30" office:value-type="string" calcext:value-type="string">
            <text:p>Rodant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string" calcext:value-type="string">
            <text:p>Argentina</text:p>
          </table:table-cell>
          <table:table-cell table:style-name="ce18" office:value-type="string" calcext:value-type="string">
            <text:p>Paitent</text:p>
          </table:table-cell>
          <table:table-cell table:style-name="ce18" office:value-type="string" calcext:value-type="string">
            <text:p>TAU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non human based.</text:p>
          </table:table-cell>
          <table:table-cell table:style-name="ce18" office:value-type="string" calcext:value-type="string">
            <text:p>CBT APP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style-name="ce53" office:value-type="float" office:value="67" calcext:value-type="float">
            <text:p>6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3641" calcext:value-type="float">
            <text:p>0.3641</text:p>
          </table:table-cell>
          <table:table-cell table:style-name="ce2" table:formula="of:=([.O110]*(1-(3/(4*([.K110]+[.L110])-9))))" office:value-type="float" office:value="0.346761904761905" calcext:value-type="float">
            <text:p>0.346761904761905</text:p>
          </table:table-cell>
          <table:table-cell table:style-name="ce2"/>
          <table:table-cell table:style-name="ce18" office:value-type="float" office:value="0.2259" calcext:value-type="float">
            <text:p>0.225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SSI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16" office:value-type="float" office:value="14.2" calcext:value-type="float">
            <text:p>14.2</text:p>
          </table:table-cell>
          <table:table-cell table:style-name="ce16"/>
          <table:table-cell table:style-name="ce18" table:number-columns-repeated="4"/>
          <table:table-cell table:number-columns-repeated="994"/>
        </table:table-row>
        <table:table-row table:style-name="ro1">
          <table:table-cell table:style-name="ce2" office:value-type="string" calcext:value-type="string">
            <text:p>Tighe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47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[.O111]*(1-(3/(4*([.K111]+[.L111])-9))))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0656" calcext:value-type="float">
            <text:p>0.0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Vaiva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handwrittin postcards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53" calcext:value-type="float">
            <text:p>453</text:p>
          </table:table-cell>
          <table:table-cell table:style-name="ce47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26" calcext:value-type="float">
            <text:p>0.126</text:p>
          </table:table-cell>
          <table:table-cell table:style-name="ce2" table:formula="of:=([.O112]*(1-(3/(4*([.K112]+[.L112])-9))))" office:value-type="float" office:value="0.125893670886076" calcext:value-type="float">
            <text:p>0.125893670886076</text:p>
          </table:table-cell>
          <table:table-cell table:style-name="ce2"/>
          <table:table-cell table:style-name="ce2" office:value-type="float" office:value="0.0045" calcext:value-type="float">
            <text:p>0.0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 (Suicidal Event) Fatal or no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Vaiva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handwrittin postcards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53" calcext:value-type="float">
            <text:p>453</text:p>
          </table:table-cell>
          <table:table-cell table:style-name="ce47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46" calcext:value-type="float">
            <text:p>0.146</text:p>
          </table:table-cell>
          <table:table-cell table:style-name="ce2" table:formula="of:=([.O113]*(1-(3/(4*([.K113]+[.L113])-9))))" office:value-type="float" office:value="0.145876793248945" calcext:value-type="float">
            <text:p>0.145876793248945</text:p>
          </table:table-cell>
          <table:table-cell table:style-name="ce2"/>
          <table:table-cell table:style-name="ce2" office:value-type="float" office:value="0.0047" calcext:value-type="float">
            <text:p>0.0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 &amp;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Vaiva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handwrittin postcards</text:p>
          </table:table-cell>
          <table:table-cell table:style-name="ce2" office:value-type="float" office:value="64.9" calcext:value-type="float">
            <text:p>64.9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421" calcext:value-type="float">
            <text:p>421</text:p>
          </table:table-cell>
          <table:table-cell table:style-name="ce47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formula="of:=([.O114]*(1-(3/(4*([.K114]+[.L114])-9))))" office:value-type="float" office:value="0.0999077207013227" calcext:value-type="float">
            <text:p>0.099907720701323</text:p>
          </table:table-cell>
          <table:table-cell table:style-name="ce2"/>
          <table:table-cell table:style-name="ce2" office:value-type="float" office:value="0.0049" calcext:value-type="float">
            <text:p>0.0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 (Suicidal Event) Fatal or no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Vaiva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handwrittin postcards</text:p>
          </table:table-cell>
          <table:table-cell table:style-name="ce2" office:value-type="float" office:value="64.9" calcext:value-type="float">
            <text:p>64.9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421" calcext:value-type="float">
            <text:p>421</text:p>
          </table:table-cell>
          <table:table-cell table:style-name="ce47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67" calcext:value-type="float">
            <text:p>0.167</text:p>
          </table:table-cell>
          <table:table-cell table:style-name="ce2" table:formula="of:=([.O115]*(1-(3/(4*([.K115]+[.L115])-9))))" office:value-type="float" office:value="0.166845893571209" calcext:value-type="float">
            <text:p>0.166845893571209</text:p>
          </table:table-cell>
          <table:table-cell table:style-name="ce2"/>
          <table:table-cell table:style-name="ce2"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 &amp; 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Vaiva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phone calls</text:p>
          </table:table-cell>
          <table:table-cell table:style-name="ce2" office:value-type="float" office:value="73.2" calcext:value-type="float">
            <text:p>73.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146" calcext:value-type="float">
            <text:p>146</text:p>
          </table:table-cell>
          <table:table-cell table:style-name="ce47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3" calcext:value-type="float">
            <text:p>0.083</text:p>
          </table:table-cell>
          <table:table-cell table:style-name="ce2" table:formula="of:=([.O116]*(1-(3/(4*([.K116]+[.L116])-9))))" office:value-type="float" office:value="0.0828634119583105" calcext:value-type="float">
            <text:p>0.082863411958311</text:p>
          </table:table-cell>
          <table:table-cell table:style-name="ce2"/>
          <table:table-cell table:style-name="ce2" office:value-type="float" office:value="0.0087" calcext:value-type="float">
            <text:p>0.008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van Spijker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Mostly ‚Dutch‘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omponents of CBT</text:p>
          </table:table-cell>
          <table:table-cell table:style-name="ce2" office:value-type="float" office:value="66.1" calcext:value-type="float">
            <text:p>66.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6" calcext:value-type="float">
            <text:p>116</text:p>
          </table:table-cell>
          <table:table-cell table:style-name="ce47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table:formula="of:=([.O117]*(1-(3/(4*([.K117]+[.L117])-9))))" office:value-type="float" office:value="0.279101604278075" calcext:value-type="float">
            <text:p>0.279101604278075</text:p>
          </table:table-cell>
          <table:table-cell table:style-name="ce2"/>
          <table:table-cell table:style-name="ce2" office:value-type="float" office:value="0.0171" calcext:value-type="float">
            <text:p>0.0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AL THOUGHTS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van Spijker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omponents of CBT</text:p>
          </table:table-cell>
          <table:table-cell table:style-name="ce2" office:value-type="float" office:value="77.3" calcext:value-type="float">
            <text:p>77.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7" calcext:value-type="float">
            <text:p>117</text:p>
          </table:table-cell>
          <table:table-cell table:style-name="ce47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table:formula="of:=([.O118]*(1-(3/(4*([.K118]+[.L118])-9))))" office:value-type="float" office:value="0.159463687150838" calcext:value-type="float">
            <text:p>0.159463687150838</text:p>
          </table:table-cell>
          <table:table-cell table:style-name="ce2"/>
          <table:table-cell table:style-name="ce2" office:value-type="float" office:value="0.0178" calcext:value-type="float">
            <text:p>0.0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AL THOUGHT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.9" calcext:value-type="float">
            <text:p>45.9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van Spijker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omponents of CBT</text:p>
          </table:table-cell>
          <table:table-cell table:style-name="ce2" office:value-type="float" office:value="77.3" calcext:value-type="float">
            <text:p>77.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9" calcext:value-type="float">
            <text:p>69</text:p>
          </table:table-cell>
          <table:table-cell table:style-name="ce47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table:formula="of:=([.O119]*(1-(3/(4*([.K119]+[.L119])-9))))" office:value-type="float" office:value="0.139264448336252" calcext:value-type="float">
            <text:p>0.139264448336252</text:p>
          </table:table-cell>
          <table:table-cell table:style-name="ce2"/>
          <table:table-cell table:style-name="ce2" office:value-type="float" office:value="0.0277" calcext:value-type="float">
            <text:p>0.0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AL THOUGHT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3" calcext:value-type="float">
            <text:p>65.3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>
            <text:p>van Spijker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omponents of CBT</text:p>
          </table:table-cell>
          <table:table-cell table:style-name="ce2" office:value-type="float" office:value="77.3" calcext:value-type="float">
            <text:p>77.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8" calcext:value-type="float">
            <text:p>68</text:p>
          </table:table-cell>
          <table:table-cell table:style-name="ce47"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table:formula="of:=([.O120]*(1-(3/(4*([.K120]+[.L120])-9))))" office:value-type="float" office:value="0.0596756756756757" calcext:value-type="float">
            <text:p>0.059675675675676</text:p>
          </table:table-cell>
          <table:table-cell table:style-name="ce2"/>
          <table:table-cell table:style-name="ce2" office:value-type="float" office:value="0.0297" calcext:value-type="float">
            <text:p>0.0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ICIDAL THOUGHT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66.3" calcext:value-type="float">
            <text:p>66.3</text:p>
          </table:table-cell>
          <table:table-cell table:number-columns-repeated="999"/>
        </table:table-row>
        <table:table-row table:style-name="ro1">
          <table:table-cell table:style-name="ce22" office:value-type="string" calcext:value-type="string">
            <text:p>We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aitent</text:p>
          </table:table-cell>
          <table:table-cell office:value-type="string" calcext:value-type="string">
            <text:p>waitli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an based</text:p>
          </table:table-cell>
          <table:table-cell office:value-type="string" calcext:value-type="string">
            <text:p>phone calls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-0.1221" calcext:value-type="float">
            <text:p>-0.1221</text:p>
          </table:table-cell>
          <table:table-cell table:style-name="ce2" table:formula="of:=([.O121]*(1-(3/(4*([.K121]+[.L121])-9))))" office:value-type="float" office:value="-0.121301960784314" calcext:value-type="float">
            <text:p>-0.121301960784314</text:p>
          </table:table-cell>
          <table:table-cell table:style-name="ce2"/>
          <table:table-cell office:value-type="float" office:value="0.042425" calcext:value-type="float">
            <text:p>0.042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5.8" calcext:value-type="float">
            <text:p>25.8</text:p>
          </table:table-cell>
          <table:table-cell table:number-columns-repeated="999"/>
        </table:table-row>
        <table:table-row table:style-name="ro1">
          <table:table-cell table:style-name="ce22" office:value-type="string" calcext:value-type="string">
            <text:p>We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aitent</text:p>
          </table:table-cell>
          <table:table-cell office:value-type="string" calcext:value-type="string">
            <text:p>waitli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an based</text:p>
          </table:table-cell>
          <table:table-cell office:value-type="string" calcext:value-type="string">
            <text:p>phone calls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([.O122]*(1-(3/(4*([.K122]+[.L122])-9))))" office:value-type="float" office:value="0" calcext:value-type="float">
            <text:p>0</text:p>
          </table:table-cell>
          <table:table-cell table:style-name="ce2"/>
          <table:table-cell office:value-type="float" office:value="0.069279" calcext:value-type="float">
            <text:p>0.069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48.45" calcext:value-type="float">
            <text:p>48.4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e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aitent</text:p>
          </table:table-cell>
          <table:table-cell office:value-type="string" calcext:value-type="string">
            <text:p>waitli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man based</text:p>
          </table:table-cell>
          <table:table-cell office:value-type="string" calcext:value-type="string">
            <text:p>phone calls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0409" calcext:value-type="float">
            <text:p>0.0409</text:p>
          </table:table-cell>
          <table:table-cell table:style-name="ce2" table:formula="of:=([.O123]*(1-(3/(4*([.K123]+[.L123])-9))))" office:value-type="float" office:value="0.0402438502673797" calcext:value-type="float">
            <text:p>0.04024385026738</text:p>
          </table:table-cell>
          <table:table-cell table:style-name="ce2"/>
          <table:table-cell office:value-type="float" office:value="0.117466" calcext:value-type="float">
            <text:p>0.117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9" office:value-type="string" calcext:value-type="string">
            <text:p>Wilks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DBT skill training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47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709" calcext:value-type="float">
            <text:p>0.4709</text:p>
          </table:table-cell>
          <table:table-cell table:style-name="ce2" table:formula="of:=([.O124]*(1-(3/(4*([.K124]+[.L124])-9))))" office:value-type="float" office:value="0.463503664921466" calcext:value-type="float">
            <text:p>0.463503664921466</text:p>
          </table:table-cell>
          <table:table-cell table:style-name="ce2"/>
          <table:table-cell table:style-name="ce2" office:value-type="float" office:value="0.0823" calcext:value-type="float">
            <text:p>0.08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table:style-name="ce19" office:value-type="string" calcext:value-type="string">
            <text:p>Wilks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DBT skill training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" calcext:value-type="float">
            <text:p>22</text:p>
          </table:table-cell>
          <table:table-cell table:style-name="ce47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table:formula="of:=([.O125]*(1-(3/(4*([.K125]+[.L125])-9))))" office:value-type="float" office:value="0.482303664921466" calcext:value-type="float">
            <text:p>0.482303664921466</text:p>
          </table:table-cell>
          <table:table-cell table:style-name="ce2"/>
          <table:table-cell table:style-name="ce2" office:value-type="float" office:value="0.0865" calcext:value-type="float">
            <text:p>0.08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table:style-name="ce19" office:value-type="string" calcext:value-type="string">
            <text:p>Wilks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DBT skill training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47" office:value-type="float" office:value="61" calcext:value-type="float">
            <text:p>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table:formula="of:=([.O126]*(1-(3/(4*([.K126]+[.L126])-9))))" office:value-type="float" office:value="0.452774869109948" calcext:value-type="float">
            <text:p>0.452774869109948</text:p>
          </table:table-cell>
          <table:table-cell table:style-name="ce2"/>
          <table:table-cell table:style-name="ce2" office:value-type="float" office:value="0.0823" calcext:value-type="float">
            <text:p>0.08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table:style-name="ce19" office:value-type="string" calcext:value-type="string">
            <text:p>Wilks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DBT skill training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47" office:value-type="float" office:value="61" calcext:value-type="float">
            <text:p>6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table:formula="of:=([.O127]*(1-(3/(4*([.K127]+[.L127])-9))))" office:value-type="float" office:value="0.511832460732984" calcext:value-type="float">
            <text:p>0.511832460732984</text:p>
          </table:table-cell>
          <table:table-cell table:style-name="ce2"/>
          <table:table-cell table:style-name="ce2" office:value-type="float" office:value="0.0828" calcext:value-type="float">
            <text:p>0.0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0" calcext:value-type="float">
            <text:p>50</text:p>
          </table:table-cell>
          <table:table-cell table:style-name="ce47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579" calcext:value-type="float">
            <text:p>0.6579</text:p>
          </table:table-cell>
          <table:table-cell table:style-name="ce2" table:formula="of:=([.O128]*(1-(3/(4*([.K128]+[.L128])-9))))" office:value-type="float" office:value="0.654791811023622" calcext:value-type="float">
            <text:p>0.654791811023622</text:p>
          </table:table-cell>
          <table:table-cell table:style-name="ce2"/>
          <table:table-cell table:style-name="ce2" office:value-type="float" office:value="0.356513" calcext:value-type="float">
            <text:p>0.356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-PREVEN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05" calcext:value-type="float">
            <text:p>105</text:p>
          </table:table-cell>
          <table:table-cell table:style-name="ce47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762" calcext:value-type="float">
            <text:p>0.3762</text:p>
          </table:table-cell>
          <table:table-cell table:style-name="ce2" table:formula="of:=([.O129]*(1-(3/(4*([.K129]+[.L129])-9))))" office:value-type="float" office:value="0.374340691927512" calcext:value-type="float">
            <text:p>0.374340691927512</text:p>
          </table:table-cell>
          <table:table-cell table:style-name="ce2"/>
          <table:table-cell table:style-name="ce2" office:value-type="float" office:value="0.136528" calcext:value-type="float">
            <text:p>0.136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-PREVEN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07" calcext:value-type="float">
            <text:p>107</text:p>
          </table:table-cell>
          <table:table-cell table:style-name="ce47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524" calcext:value-type="float">
            <text:p>0.2524</text:p>
          </table:table-cell>
          <table:table-cell table:style-name="ce2" table:formula="of:=([.O130]*(1-(3/(4*([.K130]+[.L130])-9))))" office:value-type="float" office:value="0.251144278606965" calcext:value-type="float">
            <text:p>0.251144278606965</text:p>
          </table:table-cell>
          <table:table-cell table:style-name="ce2"/>
          <table:table-cell table:style-name="ce2" office:value-type="float" office:value="0.108208" calcext:value-type="float">
            <text:p>0.108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-PREVEN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5" calcext:value-type="float">
            <text:p>35</text:p>
          </table:table-cell>
          <table:table-cell table:style-name="ce47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table:formula="of:=([.O131]*(1-(3/(4*([.K131]+[.L131])-9))))" office:value-type="float" office:value="0.512160804020101" calcext:value-type="float">
            <text:p>0.512160804020101</text:p>
          </table:table-cell>
          <table:table-cell table:style-name="ce2"/>
          <table:table-cell table:style-name="ce2" office:value-type="float" office:value="0.117234" calcext:value-type="float">
            <text:p>0.117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-TREATM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4" calcext:value-type="float">
            <text:p>34</text:p>
          </table:table-cell>
          <table:table-cell table:style-name="ce47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591" calcext:value-type="float">
            <text:p>0.2591</text:p>
          </table:table-cell>
          <table:table-cell table:style-name="ce2" table:formula="of:=([.O132]*(1-(3/(4*([.K132]+[.L132])-9))))" office:value-type="float" office:value="0.254943315508021" calcext:value-type="float">
            <text:p>0.254943315508021</text:p>
          </table:table-cell>
          <table:table-cell table:style-name="ce2"/>
          <table:table-cell table:style-name="ce2" office:value-type="float" office:value="0.127496" calcext:value-type="float">
            <text:p>0.1274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-TREATM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3" calcext:value-type="float">
            <text:p>33</text:p>
          </table:table-cell>
          <table:table-cell table:style-name="ce47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4924" calcext:value-type="float">
            <text:p>0.4924</text:p>
          </table:table-cell>
          <table:table-cell table:style-name="ce2" table:formula="of:=([.O133]*(1-(3/(4*([.K133]+[.L133])-9))))" office:value-type="float" office:value="0.48414748603352" calcext:value-type="float">
            <text:p>0.48414748603352</text:p>
          </table:table-cell>
          <table:table-cell table:style-name="ce2"/>
          <table:table-cell table:style-name="ce2" office:value-type="float" office:value="0.132276" calcext:value-type="float">
            <text:p>0.132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-TREATM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A</text:p>
          </table:table-cell>
          <table:table-cell table:number-columns-repeated="999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5" office:value-type="string" calcext:value-type="string">
            <text:p>Outcome typ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8" office:value-type="string" calcext:value-type="string">
            <text:p>1=</text:p>
          </table:table-cell>
          <table:table-cell table:style-name="ce3" office:value-type="string" calcext:value-type="string">
            <text:p>Thinking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 =</text:p>
          </table:table-cell>
          <table:table-cell table:style-name="ce3" office:value-type="string" calcext:value-type="string">
            <text:p>Acting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3 =</text:p>
          </table:table-cell>
          <table:table-cell table:style-name="ce3" office:value-type="string" calcext:value-type="string">
            <text:p>NSSI</text:p>
          </table:table-cell>
          <table:table-cell table:number-columns-repeated="1022"/>
        </table:table-row>
        <table:table-row table:style-name="ro1">
          <table:table-cell table:style-name="ce8"/>
          <table:table-cell table:style-name="ce3"/>
          <table:table-cell table:number-columns-repeated="1022"/>
        </table:table-row>
        <table:table-row table:style-name="ro1">
          <table:table-cell table:style-name="ce11"/>
          <table:table-cell table:style-name="ce12"/>
          <table:table-cell table:number-columns-repeated="102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1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dv OT 86318 0fb" svg:font-family="'Adv OT 86318 0fb'"/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10:30:40.181792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0.3$MacOSX_X86_64 LibreOffice_project/8061b3e9204bef6b321a21033174034a5e2ea88e</meta:generator>
    <meta:initial-creator>Jim Schmeckenbecher</meta:initial-creator>
    <dc:creator>Jim Schmeckenbecher</dc:creator>
    <meta:creation-date>2020-11-26T09:19:24Z</meta:creation-date>
    <dc:date>2021-02-15T10:33:15.785180846</dc:date>
    <meta:editing-cycles>77</meta:editing-cycles>
    <meta:editing-duration>PT14H57M52S</meta:editing-duration>
    <meta:document-statistic meta:table-count="1" meta:cell-count="3181" meta:object-count="0"/>
  </office:meta>
</office:document-meta>
</file>